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Ubuntu Mono" svg:font-family="'Ubuntu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1.6875in"/>
    </style:style>
    <style:style style:name="Table5.A1" style:family="table-cell">
      <style:table-cell-properties fo:padding="0.2in" fo:border="0.05pt solid #ff2d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2in" fo:border="0.05pt solid #ff2d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2in" fo:border="0.05pt solid #ff2d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2in" fo:border="0.05pt solid #ff2d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2in" fo:border="0.05pt solid #ff2d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2in" fo:border="0.05pt solid #ff2d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2in" fo:border="0.05pt solid #ff2d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2in" fo:border="0.05pt solid #ff2d00"/>
    </style:style>
    <style:style style:name="Table9" style:family="table">
      <style:table-properties style:width="6.925in" table:align="margins" style:shadow="none"/>
    </style:style>
    <style:style style:name="Table9.A" style:family="table-column">
      <style:table-column-properties style:column-width="6.925in" style:rel-column-width="65535*"/>
    </style:style>
    <style:style style:name="Table9.1" style:family="table-row">
      <style:table-row-properties fo:keep-together="always"/>
    </style:style>
    <style:style style:name="Table9.A1" style:family="table-cell">
      <style:table-cell-properties fo:padding="0.2in" fo:border="0.05pt solid #ff2d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2in" fo:border="0.05pt solid #ff2d00"/>
    </style:style>
    <style:style style:name="P1" style:family="paragraph" style:parent-style-name="Text_20_body">
      <style:text-properties officeooo:rsid="003f5ac8" officeooo:paragraph-rsid="0045d283"/>
    </style:style>
    <style:style style:name="P2" style:family="paragraph" style:parent-style-name="Text_20_body">
      <style:text-properties officeooo:rsid="00405b4b" officeooo:paragraph-rsid="0045d283"/>
    </style:style>
    <style:style style:name="P3" style:family="paragraph" style:parent-style-name="Text_20_body">
      <style:text-properties fo:font-style="normal" officeooo:rsid="00428ce9" officeooo:paragraph-rsid="00428ce9" style:font-style-asian="normal" style:font-style-complex="normal"/>
    </style:style>
    <style:style style:name="P4" style:family="paragraph" style:parent-style-name="Text_20_body">
      <style:text-properties officeooo:rsid="00626ef6" officeooo:paragraph-rsid="00626ef6"/>
    </style:style>
    <style:style style:name="P5" style:family="paragraph" style:parent-style-name="Preformatted_20_Text">
      <style:text-properties officeooo:rsid="00411e3e" officeooo:paragraph-rsid="0045d283"/>
    </style:style>
    <style:style style:name="P6" style:family="paragraph" style:parent-style-name="Preformatted_20_Text">
      <style:text-properties officeooo:rsid="00428ce9" officeooo:paragraph-rsid="0045d283"/>
    </style:style>
    <style:style style:name="P7" style:family="paragraph" style:parent-style-name="Preformatted_20_Text">
      <style:text-properties officeooo:paragraph-rsid="0045d283"/>
    </style:style>
    <style:style style:name="P8" style:family="paragraph" style:parent-style-name="Preformatted_20_Text">
      <style:text-properties style:font-name="Ubuntu Mono" officeooo:rsid="001c5af2" officeooo:paragraph-rsid="0045d283"/>
    </style:style>
    <style:style style:name="P9" style:family="paragraph" style:parent-style-name="Preformatted_20_Text">
      <style:text-properties style:font-name="Ubuntu Mono" officeooo:rsid="004aee77" officeooo:paragraph-rsid="004aee77"/>
    </style:style>
    <style:style style:name="P10" style:family="paragraph" style:parent-style-name="Preformatted_20_Text">
      <style:text-properties officeooo:rsid="0049a574" officeooo:paragraph-rsid="0049a574"/>
    </style:style>
    <style:style style:name="P11" style:family="paragraph" style:parent-style-name="Preformatted_20_Text">
      <style:text-properties officeooo:rsid="004a291d" officeooo:paragraph-rsid="004a291d"/>
    </style:style>
    <style:style style:name="P12" style:family="paragraph" style:parent-style-name="Preformatted_20_Text">
      <style:text-properties officeooo:rsid="004a291d" officeooo:paragraph-rsid="00606f33"/>
    </style:style>
    <style:style style:name="P13" style:family="paragraph" style:parent-style-name="Preformatted_20_Text">
      <style:paragraph-properties style:shadow="none"/>
      <style:text-properties officeooo:rsid="00411e3e" officeooo:paragraph-rsid="0045d283"/>
    </style:style>
    <style:style style:name="P14" style:family="paragraph" style:parent-style-name="Standard">
      <style:text-properties style:font-name="Ubuntu" fo:font-weight="normal" officeooo:rsid="00411e3e" officeooo:paragraph-rsid="0045d283" style:font-weight-asian="normal" style:font-weight-complex="normal"/>
    </style:style>
    <style:style style:name="P15" style:family="paragraph" style:parent-style-name="Standard">
      <style:text-properties style:font-name="Ubuntu" officeooo:rsid="00411e3e" officeooo:paragraph-rsid="0045d283"/>
    </style:style>
    <style:style style:name="P16" style:family="paragraph" style:parent-style-name="Standard">
      <style:text-properties style:font-name="Ubuntu" officeooo:rsid="00411e3e" officeooo:paragraph-rsid="00783dc9"/>
    </style:style>
    <style:style style:name="P17" style:family="paragraph" style:parent-style-name="Text_20_body">
      <style:text-properties style:font-name="Ubuntu"/>
    </style:style>
    <style:style style:name="P18" style:family="paragraph" style:parent-style-name="Text_20_body">
      <style:text-properties style:font-name="Ubuntu" fo:font-weight="normal" officeooo:rsid="003f5ac8" officeooo:paragraph-rsid="003f5ac8" style:font-weight-asian="normal" style:font-weight-complex="normal"/>
    </style:style>
    <style:style style:name="P19" style:family="paragraph" style:parent-style-name="Text_20_body">
      <style:text-properties style:font-name="Ubuntu" officeooo:rsid="004aee77" officeooo:paragraph-rsid="004aee77"/>
    </style:style>
    <style:style style:name="P20" style:family="paragraph" style:parent-style-name="Text_20_body">
      <style:text-properties style:font-name="Ubuntu" officeooo:rsid="00428ce9" officeooo:paragraph-rsid="007701de"/>
    </style:style>
    <style:style style:name="P21" style:family="paragraph" style:parent-style-name="Text_20_body">
      <style:text-properties style:font-name="Ubuntu" officeooo:rsid="00411e3e" officeooo:paragraph-rsid="00411e3e"/>
    </style:style>
    <style:style style:name="P22" style:family="paragraph" style:parent-style-name="Text_20_body">
      <style:text-properties style:font-name="Ubuntu" officeooo:rsid="00405b4b" officeooo:paragraph-rsid="00405b4b"/>
    </style:style>
    <style:style style:name="P23" style:family="paragraph" style:parent-style-name="Text_20_body">
      <style:text-properties style:font-name="Ubuntu" officeooo:rsid="001c5af2" officeooo:paragraph-rsid="001c5af2"/>
    </style:style>
    <style:style style:name="P24" style:family="paragraph" style:parent-style-name="Text_20_body">
      <style:text-properties style:font-name="Ubuntu" officeooo:rsid="0062de7a" officeooo:paragraph-rsid="0062de7a"/>
    </style:style>
    <style:style style:name="P25" style:family="paragraph" style:parent-style-name="Text_20_body">
      <style:text-properties style:font-name="Ubuntu" officeooo:rsid="00672803" officeooo:paragraph-rsid="001492e4"/>
    </style:style>
    <style:style style:name="P26" style:family="paragraph" style:parent-style-name="Text_20_body">
      <style:text-properties style:font-name="Ubuntu" officeooo:rsid="00699fa8" officeooo:paragraph-rsid="00699fa8"/>
    </style:style>
    <style:style style:name="P27" style:family="paragraph" style:parent-style-name="Text_20_body">
      <style:text-properties style:font-name="Ubuntu" officeooo:rsid="00703ccd" officeooo:paragraph-rsid="004a291d"/>
    </style:style>
    <style:style style:name="P28" style:family="paragraph" style:parent-style-name="Text_20_body">
      <style:text-properties style:font-name="Ubuntu" officeooo:rsid="00783dc9" officeooo:paragraph-rsid="00783dc9"/>
    </style:style>
    <style:style style:name="P29" style:family="paragraph" style:parent-style-name="Text_20_body">
      <style:text-properties style:font-name="Ubuntu" officeooo:rsid="007bbfbb" officeooo:paragraph-rsid="007bbfbb"/>
    </style:style>
    <style:style style:name="P30" style:family="paragraph" style:parent-style-name="Text_20_body">
      <style:text-properties style:font-name="Ubuntu" officeooo:rsid="007bbfbb" officeooo:paragraph-rsid="00867fa9"/>
    </style:style>
    <style:style style:name="P31" style:family="paragraph" style:parent-style-name="Text_20_body">
      <style:text-properties style:font-name="Ubuntu" fo:font-size="12pt" officeooo:rsid="007da6a2" officeooo:paragraph-rsid="007da6a2" fo:background-color="transparent" style:font-size-asian="12pt" style:font-size-complex="12pt"/>
    </style:style>
    <style:style style:name="P32" style:family="paragraph" style:parent-style-name="Text_20_body">
      <style:text-properties style:font-name="Ubuntu" fo:font-size="12pt" officeooo:rsid="007da6a2" officeooo:paragraph-rsid="007da6a2" style:font-size-asian="12pt" style:font-size-complex="12pt"/>
    </style:style>
    <style:style style:name="P33" style:family="paragraph" style:parent-style-name="Text_20_body">
      <style:text-properties style:font-name="Ubuntu" fo:font-size="12pt" officeooo:rsid="007da6a2" officeooo:paragraph-rsid="007f6b3f" style:font-size-asian="12pt" style:font-size-complex="12pt"/>
    </style:style>
    <style:style style:name="P34" style:family="paragraph" style:parent-style-name="Text_20_body">
      <style:text-properties style:font-name="Ubuntu" fo:font-size="12pt" officeooo:rsid="007f6b3f" officeooo:paragraph-rsid="007f6b3f" style:font-size-asian="12pt" style:font-size-complex="12pt"/>
    </style:style>
    <style:style style:name="P35" style:family="paragraph" style:parent-style-name="Text_20_body">
      <style:text-properties style:font-name="Ubuntu" fo:font-size="12pt" officeooo:rsid="007f6b3f" officeooo:paragraph-rsid="0080bf5f" style:font-size-asian="12pt" style:font-size-complex="12pt"/>
    </style:style>
    <style:style style:name="P36" style:family="paragraph" style:parent-style-name="Text_20_body">
      <style:text-properties style:font-name="Ubuntu" fo:font-size="12pt" officeooo:rsid="0080bf5f" officeooo:paragraph-rsid="0080bf5f" style:font-size-asian="12pt" style:font-size-complex="12pt"/>
    </style:style>
    <style:style style:name="P37" style:family="paragraph" style:parent-style-name="Text_20_body">
      <style:text-properties style:font-name="Ubuntu" fo:font-size="12pt" officeooo:rsid="00827655" officeooo:paragraph-rsid="00827655" style:font-size-asian="12pt" style:font-size-complex="12pt"/>
    </style:style>
    <style:style style:name="P38" style:family="paragraph" style:parent-style-name="Text_20_body">
      <style:text-properties style:font-name="Ubuntu" fo:font-size="12pt" officeooo:rsid="0083f996" officeooo:paragraph-rsid="0083f996" style:font-size-asian="12pt" style:font-size-complex="12pt"/>
    </style:style>
    <style:style style:name="P39" style:family="paragraph" style:parent-style-name="Text_20_body">
      <style:text-properties style:font-name="Ubuntu" fo:font-size="12pt" officeooo:rsid="00867fa9" officeooo:paragraph-rsid="00867fa9" style:font-size-asian="12pt" style:font-size-complex="12pt"/>
    </style:style>
    <style:style style:name="P40" style:family="paragraph" style:parent-style-name="Text_20_body">
      <style:text-properties style:font-name="Ubuntu" officeooo:rsid="00867fa9" officeooo:paragraph-rsid="00867fa9"/>
    </style:style>
    <style:style style:name="P41" style:family="paragraph" style:parent-style-name="Text_20_body">
      <style:text-properties style:font-name="Ubuntu" officeooo:rsid="008836a7" officeooo:paragraph-rsid="00699fa8"/>
    </style:style>
    <style:style style:name="P42" style:family="paragraph" style:parent-style-name="Text_20_body">
      <style:text-properties officeooo:paragraph-rsid="00672803"/>
    </style:style>
    <style:style style:name="P43" style:family="paragraph" style:parent-style-name="Text_20_body">
      <style:text-properties officeooo:rsid="004aee77" officeooo:paragraph-rsid="00606f33"/>
    </style:style>
    <style:style style:name="P44" style:family="paragraph" style:parent-style-name="Title">
      <style:text-properties officeooo:rsid="001492e4" officeooo:paragraph-rsid="001492e4"/>
    </style:style>
    <style:style style:name="P45" style:family="paragraph" style:parent-style-name="Subtitle">
      <style:text-properties officeooo:rsid="00672803" officeooo:paragraph-rsid="00672803"/>
    </style:style>
    <style:style style:name="P46" style:family="paragraph" style:parent-style-name="Heading_20_1">
      <style:text-properties officeooo:paragraph-rsid="00867fa9"/>
    </style:style>
    <style:style style:name="P47" style:family="paragraph" style:parent-style-name="Heading_20_1">
      <style:paragraph-properties fo:break-before="page"/>
      <style:text-properties officeooo:rsid="00672803" officeooo:paragraph-rsid="00672803"/>
    </style:style>
    <style:style style:name="P48" style:family="paragraph" style:parent-style-name="Heading_20_1">
      <style:paragraph-properties fo:break-before="page"/>
      <style:text-properties style:font-name="Ubuntu" officeooo:rsid="001492e4" officeooo:paragraph-rsid="001492e4"/>
    </style:style>
    <style:style style:name="P49" style:family="paragraph" style:parent-style-name="Heading_20_1">
      <style:paragraph-properties fo:break-after="page"/>
      <style:text-properties officeooo:paragraph-rsid="00867fa9"/>
    </style:style>
    <style:style style:name="P50" style:family="paragraph" style:parent-style-name="Preformatted_20_Text">
      <style:text-properties style:font-name="Ubuntu" officeooo:paragraph-rsid="0062de7a"/>
    </style:style>
    <style:style style:name="P51" style:family="paragraph" style:parent-style-name="Preformatted_20_Text">
      <style:text-properties style:font-name="Liberation Mono" officeooo:paragraph-rsid="0062de7a"/>
    </style:style>
    <style:style style:name="P52" style:family="paragraph" style:parent-style-name="Preformatted_20_Text">
      <style:text-properties officeooo:rsid="004a291d" officeooo:paragraph-rsid="004a291d"/>
    </style:style>
    <style:style style:name="P53" style:family="paragraph" style:parent-style-name="Preformatted_20_Text">
      <style:text-properties officeooo:rsid="00699fa8" officeooo:paragraph-rsid="00699fa8"/>
    </style:style>
    <style:style style:name="P54" style:family="paragraph" style:parent-style-name="Preformatted_20_Text">
      <style:text-properties officeooo:rsid="00411e3e" officeooo:paragraph-rsid="0045d283"/>
    </style:style>
    <style:style style:name="P55" style:family="paragraph" style:parent-style-name="Preformatted_20_Text">
      <style:paragraph-properties style:shadow="none"/>
      <style:text-properties officeooo:rsid="0045d283" officeooo:paragraph-rsid="0045d283"/>
    </style:style>
    <style:style style:name="P56" style:family="paragraph" style:parent-style-name="Preformatted_20_Text">
      <style:paragraph-properties style:shadow="none"/>
      <style:text-properties officeooo:rsid="0045d283" officeooo:paragraph-rsid="00783dc9"/>
    </style:style>
    <style:style style:name="P57" style:family="paragraph" style:parent-style-name="Preformatted_20_Text">
      <style:paragraph-properties style:shadow="none"/>
      <style:text-properties officeooo:rsid="00735b49" officeooo:paragraph-rsid="00735b49"/>
    </style:style>
    <style:style style:name="P58" style:family="paragraph" style:parent-style-name="Preformatted_20_Text">
      <style:paragraph-properties style:shadow="none"/>
      <style:text-properties officeooo:rsid="00735b49" officeooo:paragraph-rsid="00783dc9"/>
    </style:style>
    <style:style style:name="P59" style:family="paragraph" style:parent-style-name="Preformatted_20_Text">
      <style:paragraph-properties style:shadow="none"/>
      <style:text-properties officeooo:rsid="00411e3e" officeooo:paragraph-rsid="00783dc9"/>
    </style:style>
    <style:style style:name="P60" style:family="paragraph" style:parent-style-name="Preformatted_20_Text">
      <style:paragraph-properties style:shadow="none"/>
      <style:text-properties officeooo:rsid="00783dc9" officeooo:paragraph-rsid="00783dc9"/>
    </style:style>
    <style:style style:name="P61" style:family="paragraph" style:parent-style-name="Preformatted_20_Text">
      <style:paragraph-properties style:shadow="none"/>
      <style:text-properties officeooo:rsid="0079ec98" officeooo:paragraph-rsid="0079ec98"/>
    </style:style>
    <style:style style:name="P62" style:family="paragraph" style:parent-style-name="Heading_20_2" style:list-style-name="">
      <style:text-properties officeooo:rsid="001c5af2" officeooo:paragraph-rsid="001c5af2"/>
    </style:style>
    <style:style style:name="P63" style:family="paragraph" style:parent-style-name="Heading_20_2">
      <style:text-properties style:font-name="Ubuntu" officeooo:rsid="007bbfbb" officeooo:paragraph-rsid="007bbfbb"/>
    </style:style>
    <style:style style:name="P64" style:family="paragraph" style:parent-style-name="Heading_20_2">
      <style:text-properties style:font-name="Ubuntu" officeooo:rsid="007bbfbb" officeooo:paragraph-rsid="00867fa9"/>
    </style:style>
    <style:style style:name="P65" style:family="paragraph" style:parent-style-name="Heading_20_2">
      <style:text-properties style:font-name="Ubuntu" officeooo:rsid="007da6a2" officeooo:paragraph-rsid="007da6a2"/>
    </style:style>
    <style:style style:name="P66" style:family="paragraph" style:parent-style-name="Heading_20_2">
      <style:text-properties style:font-name="Ubuntu" officeooo:rsid="00867fa9" officeooo:paragraph-rsid="00867fa9"/>
    </style:style>
    <style:style style:name="P67" style:family="paragraph" style:parent-style-name="Heading_20_2">
      <style:text-properties officeooo:rsid="0071774c" officeooo:paragraph-rsid="0071774c"/>
    </style:style>
    <style:style style:name="P68" style:family="paragraph" style:parent-style-name="Heading_20_2">
      <style:text-properties officeooo:paragraph-rsid="007da6a2"/>
    </style:style>
    <style:style style:name="P69" style:family="paragraph" style:parent-style-name="Heading_20_2">
      <style:text-properties officeooo:paragraph-rsid="007f6b3f"/>
    </style:style>
    <style:style style:name="P70" style:family="paragraph" style:parent-style-name="Heading_20_2">
      <style:text-properties officeooo:paragraph-rsid="0080bf5f"/>
    </style:style>
    <style:style style:name="P71" style:family="paragraph" style:parent-style-name="Heading_20_2">
      <style:text-properties officeooo:paragraph-rsid="00827655"/>
    </style:style>
    <style:style style:name="P72" style:family="paragraph" style:parent-style-name="Heading_20_2">
      <style:text-properties officeooo:paragraph-rsid="0083f996"/>
    </style:style>
    <style:style style:name="P73" style:family="paragraph" style:parent-style-name="Heading_20_2">
      <style:paragraph-properties fo:break-before="page"/>
      <style:text-properties style:font-name="Ubuntu" officeooo:rsid="00411e3e" officeooo:paragraph-rsid="00411e3e"/>
    </style:style>
    <style:style style:name="P74" style:family="paragraph" style:parent-style-name="Heading_20_2">
      <style:paragraph-properties fo:break-before="page"/>
      <style:text-properties style:font-name="Ubuntu" fo:font-weight="bold" officeooo:rsid="001c5af2" officeooo:paragraph-rsid="001c5af2" style:font-weight-asian="bold" style:font-weight-complex="bold"/>
    </style:style>
    <style:style style:name="P75" style:family="paragraph" style:parent-style-name="Heading_20_2">
      <style:paragraph-properties fo:break-before="page"/>
      <style:text-properties style:font-name="Ubuntu" officeooo:rsid="0062de7a" officeooo:paragraph-rsid="0062de7a"/>
    </style:style>
    <style:style style:name="P76" style:family="paragraph" style:parent-style-name="Heading_20_2">
      <style:paragraph-properties fo:break-before="page"/>
      <style:text-properties style:font-name="Ubuntu" officeooo:rsid="001c5af2" officeooo:paragraph-rsid="001c5af2"/>
    </style:style>
    <style:style style:name="P77" style:family="paragraph" style:parent-style-name="Table_20_Contents">
      <style:paragraph-properties fo:text-align="center" style:justify-single-word="false"/>
      <style:text-properties style:font-name="Ubuntu Mono" fo:font-size="12pt" officeooo:rsid="001492e4" officeooo:paragraph-rsid="007da6a2" fo:background-color="transparent" style:font-size-asian="12pt" style:font-size-complex="12pt"/>
    </style:style>
    <style:style style:name="P78" style:family="paragraph" style:parent-style-name="Table_20_Contents">
      <style:paragraph-properties fo:text-align="center" style:justify-single-word="false"/>
      <style:text-properties style:font-name="Ubuntu Mono" fo:font-size="12pt" officeooo:rsid="001492e4" officeooo:paragraph-rsid="00867fa9" fo:background-color="transparent" style:font-size-asian="12pt" style:font-size-complex="12pt"/>
    </style:style>
    <style:style style:name="P79" style:family="paragraph" style:parent-style-name="Table_20_Contents">
      <style:paragraph-properties fo:text-align="start" style:justify-single-word="false"/>
      <style:text-properties style:font-name="Ubuntu Mono" fo:font-size="12pt" officeooo:rsid="001492e4" officeooo:paragraph-rsid="007da6a2" fo:background-color="transparent" style:font-size-asian="12pt" style:font-size-complex="12pt"/>
    </style:style>
    <style:style style:name="P80" style:family="paragraph" style:parent-style-name="Table_20_Contents">
      <style:paragraph-properties fo:text-align="center" style:justify-single-word="false"/>
      <style:text-properties style:font-name="Ubuntu Mono" fo:font-size="12pt" officeooo:rsid="001524d2" officeooo:paragraph-rsid="007da6a2" fo:background-color="transparent" style:font-size-asian="12pt" style:font-size-complex="12pt"/>
    </style:style>
    <style:style style:name="P81" style:family="paragraph" style:parent-style-name="Table_20_Contents">
      <style:paragraph-properties fo:text-align="center" style:justify-single-word="false"/>
      <style:text-properties style:font-name="Ubuntu Mono" fo:font-size="12pt" officeooo:rsid="001524d2" officeooo:paragraph-rsid="007f6b3f" fo:background-color="transparent" style:font-size-asian="12pt" style:font-size-complex="12pt"/>
    </style:style>
    <style:style style:name="P82" style:family="paragraph" style:parent-style-name="Table_20_Contents">
      <style:paragraph-properties fo:text-align="center" style:justify-single-word="false"/>
      <style:text-properties style:font-name="Ubuntu Mono" fo:font-size="12pt" officeooo:rsid="001524d2" officeooo:paragraph-rsid="0080bf5f" fo:background-color="transparent" style:font-size-asian="12pt" style:font-size-complex="12pt"/>
    </style:style>
    <style:style style:name="P83" style:family="paragraph" style:parent-style-name="Table_20_Contents">
      <style:paragraph-properties fo:text-align="center" style:justify-single-word="false"/>
      <style:text-properties style:font-name="Ubuntu Mono" fo:font-size="12pt" officeooo:rsid="007f6b3f" officeooo:paragraph-rsid="007f6b3f" fo:background-color="transparent" style:font-size-asian="12pt" style:font-size-complex="12pt"/>
    </style:style>
    <style:style style:name="P84" style:family="paragraph" style:parent-style-name="Table_20_Contents">
      <style:paragraph-properties fo:text-align="center" style:justify-single-word="false"/>
      <style:text-properties style:font-name="Ubuntu Mono" fo:font-size="12pt" officeooo:rsid="007f6b3f" officeooo:paragraph-rsid="0080bf5f" fo:background-color="transparent" style:font-size-asian="12pt" style:font-size-complex="12pt"/>
    </style:style>
    <style:style style:name="P85" style:family="paragraph" style:parent-style-name="Table_20_Contents">
      <style:paragraph-properties fo:text-align="center" style:justify-single-word="false"/>
      <style:text-properties style:font-name="Ubuntu Mono" fo:font-size="12pt" officeooo:rsid="0080bf5f" officeooo:paragraph-rsid="0080bf5f" fo:background-color="transparent" style:font-size-asian="12pt" style:font-size-complex="12pt"/>
    </style:style>
    <style:style style:name="P86" style:family="paragraph" style:parent-style-name="Table_20_Contents">
      <style:paragraph-properties fo:text-align="center" style:justify-single-word="false"/>
      <style:text-properties style:font-name="Ubuntu Mono" fo:font-size="12pt" officeooo:rsid="0080bf5f" officeooo:paragraph-rsid="00827655" fo:background-color="transparent" style:font-size-asian="12pt" style:font-size-complex="12pt"/>
    </style:style>
    <style:style style:name="P87" style:family="paragraph" style:parent-style-name="Table_20_Contents">
      <style:paragraph-properties fo:text-align="center" style:justify-single-word="false"/>
      <style:text-properties style:font-name="Ubuntu Mono" fo:font-size="12pt" officeooo:rsid="001b206b" officeooo:paragraph-rsid="00827655" fo:background-color="transparent" style:font-size-asian="12pt" style:font-size-complex="12pt"/>
    </style:style>
    <style:style style:name="P88" style:family="paragraph" style:parent-style-name="Table_20_Contents">
      <style:paragraph-properties fo:text-align="center" style:justify-single-word="false"/>
      <style:text-properties style:font-name="Ubuntu Mono" fo:font-size="12pt" officeooo:rsid="00827655" officeooo:paragraph-rsid="00827655" fo:background-color="transparent" style:font-size-asian="12pt" style:font-size-complex="12pt"/>
    </style:style>
    <style:style style:name="P89" style:family="paragraph" style:parent-style-name="Table_20_Contents">
      <style:paragraph-properties fo:text-align="center" style:justify-single-word="false"/>
      <style:text-properties style:font-name="Ubuntu Mono" fo:font-size="12pt" officeooo:rsid="0016d83d" officeooo:paragraph-rsid="00867fa9" fo:background-color="transparent" style:font-size-asian="12pt" style:font-size-complex="12pt"/>
    </style:style>
    <style:style style:name="P90" style:family="paragraph" style:parent-style-name="Table_20_Contents">
      <style:paragraph-properties fo:text-align="center" style:justify-single-word="false"/>
      <style:text-properties style:font-name="Ubuntu Mono" fo:font-size="12pt" officeooo:rsid="0016d83d" officeooo:paragraph-rsid="00867fa9" style:font-size-asian="12pt" style:font-size-complex="12pt"/>
    </style:style>
    <style:style style:name="P91" style:family="paragraph" style:parent-style-name="Table_20_Contents">
      <style:paragraph-properties fo:text-align="center" style:justify-single-word="false"/>
      <style:text-properties style:font-name="Ubuntu Mono" fo:font-size="12pt" officeooo:rsid="0018bdb5" officeooo:paragraph-rsid="00867fa9" style:font-size-asian="12pt" style:font-size-complex="12pt"/>
    </style:style>
    <style:style style:name="P92" style:family="paragraph" style:parent-style-name="Table_20_Contents">
      <style:paragraph-properties fo:text-align="center" style:justify-single-word="false"/>
      <style:text-properties style:font-name="Ubuntu Mono" fo:font-size="12pt" officeooo:rsid="001a2aea" officeooo:paragraph-rsid="00867fa9" style:font-size-asian="12pt" style:font-size-complex="12pt"/>
    </style:style>
    <style:style style:name="P93" style:family="paragraph" style:parent-style-name="Table_20_Contents">
      <style:paragraph-properties fo:text-align="center" style:justify-single-word="false"/>
      <style:text-properties style:font-name="Ubuntu Mono" fo:font-size="12pt" officeooo:rsid="00827655" officeooo:paragraph-rsid="00827655" fo:background-color="transparent" style:font-size-asian="12pt" style:font-size-complex="12pt"/>
    </style:style>
    <style:style style:name="P94" style:family="paragraph" style:parent-style-name="Table_20_Contents">
      <style:paragraph-properties fo:text-align="center" style:justify-single-word="false"/>
      <style:text-properties style:font-name="Ubuntu Mono" fo:font-size="12pt" officeooo:rsid="00827655" officeooo:paragraph-rsid="0083f996" fo:background-color="transparent" style:font-size-asian="12pt" style:font-size-complex="12pt"/>
    </style:style>
    <style:style style:name="P95" style:family="paragraph" style:parent-style-name="Table_20_Contents">
      <style:paragraph-properties fo:text-align="center" style:justify-single-word="false"/>
      <style:text-properties style:font-name="Ubuntu Mono" fo:font-size="12pt" officeooo:rsid="0083f996" officeooo:paragraph-rsid="0083f996" fo:background-color="transparent" style:font-size-asian="12pt" style:font-size-complex="12pt"/>
    </style:style>
    <style:style style:name="P96" style:family="paragraph" style:parent-style-name="Table_20_Contents">
      <style:paragraph-properties fo:text-align="center" style:justify-single-word="false" fo:break-before="page"/>
      <style:text-properties style:font-name="Ubuntu Mono" fo:font-size="12pt" officeooo:rsid="001a2aea" officeooo:paragraph-rsid="00867fa9" style:font-size-asian="12pt" style:font-size-complex="12pt"/>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Heading_20_3">
      <style:text-properties officeooo:rsid="00699fa8" officeooo:paragraph-rsid="00699fa8"/>
    </style:style>
    <style:style style:name="P99" style:family="paragraph" style:parent-style-name="Heading_20_3">
      <style:text-properties officeooo:rsid="006b9aa5" officeooo:paragraph-rsid="006b9aa5"/>
    </style:style>
    <style:style style:name="P100" style:family="paragraph" style:parent-style-name="Heading_20_3">
      <style:text-properties officeooo:rsid="00703ccd" officeooo:paragraph-rsid="00703ccd"/>
    </style:style>
    <style:style style:name="P101" style:family="paragraph" style:parent-style-name="Heading_20_3">
      <style:text-properties style:font-name="Ubuntu" officeooo:rsid="00783dc9" officeooo:paragraph-rsid="00783dc9"/>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6d83d"/>
    </style:style>
    <style:style style:name="T2" style:family="text">
      <style:text-properties officeooo:rsid="0018bdb5"/>
    </style:style>
    <style:style style:name="T3" style:family="text">
      <style:text-properties fo:font-style="italic" style:font-style-asian="italic" style:font-style-complex="italic"/>
    </style:style>
    <style:style style:name="T4" style:family="text">
      <style:text-properties fo:font-style="italic" officeooo:rsid="00411e3e" style:font-style-asian="italic" style:font-style-complex="italic"/>
    </style:style>
    <style:style style:name="T5" style:family="text">
      <style:text-properties fo:font-style="italic" officeooo:rsid="004d5e5a" style:font-style-asian="italic" style:font-style-complex="italic"/>
    </style:style>
    <style:style style:name="T6" style:family="text">
      <style:text-properties fo:font-style="italic" officeooo:rsid="00699fa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411e3e" style:font-style-asian="normal" style:font-style-complex="normal"/>
    </style:style>
    <style:style style:name="T9" style:family="text">
      <style:text-properties fo:font-style="normal" officeooo:rsid="00606f33" style:font-style-asian="normal" style:font-style-complex="normal"/>
    </style:style>
    <style:style style:name="T10" style:family="text">
      <style:text-properties fo:font-style="normal" officeooo:rsid="00699fa8" style:font-style-asian="normal" style:font-style-complex="normal"/>
    </style:style>
    <style:style style:name="T11" style:family="text">
      <style:text-properties fo:font-style="normal" officeooo:rsid="00703ccd" style:font-style-asian="normal" style:font-style-complex="normal"/>
    </style:style>
    <style:style style:name="T12" style:family="text">
      <style:text-properties fo:font-style="normal" officeooo:rsid="0071774c" style:font-style-asian="normal" style:font-style-complex="normal"/>
    </style:style>
    <style:style style:name="T13" style:family="text">
      <style:text-properties officeooo:rsid="003f5ac8"/>
    </style:style>
    <style:style style:name="T14" style:family="text">
      <style:text-properties officeooo:rsid="00405b4b"/>
    </style:style>
    <style:style style:name="T15" style:family="text">
      <style:text-properties officeooo:rsid="00443d9c"/>
    </style:style>
    <style:style style:name="T16" style:family="text">
      <style:text-properties officeooo:rsid="0045d283"/>
    </style:style>
    <style:style style:name="T17" style:family="text">
      <style:text-properties officeooo:rsid="004a291d"/>
    </style:style>
    <style:style style:name="T18" style:family="text">
      <style:text-properties officeooo:rsid="004b7318"/>
    </style:style>
    <style:style style:name="T19" style:family="text">
      <style:text-properties officeooo:rsid="004d5e5a"/>
    </style:style>
    <style:style style:name="T20" style:family="text">
      <style:text-properties officeooo:rsid="00606f33"/>
    </style:style>
    <style:style style:name="T21" style:family="text">
      <style:text-properties officeooo:rsid="00626ef6"/>
    </style:style>
    <style:style style:name="T22" style:family="text">
      <style:text-properties officeooo:rsid="00672803"/>
    </style:style>
    <style:style style:name="T23" style:family="text">
      <style:text-properties officeooo:rsid="001c5af2"/>
    </style:style>
    <style:style style:name="T24" style:family="text">
      <style:text-properties style:font-name="Ubuntu" officeooo:rsid="00682f64"/>
    </style:style>
    <style:style style:name="T25" style:family="text">
      <style:text-properties style:font-name="Ubuntu" officeooo:rsid="007da6a2"/>
    </style:style>
    <style:style style:name="T26" style:family="text">
      <style:text-properties style:font-name="Ubuntu" officeooo:rsid="007f6b3f"/>
    </style:style>
    <style:style style:name="T27" style:family="text">
      <style:text-properties style:font-name="Ubuntu" officeooo:rsid="0080bf5f"/>
    </style:style>
    <style:style style:name="T28" style:family="text">
      <style:text-properties style:font-name="Ubuntu" officeooo:rsid="00827655"/>
    </style:style>
    <style:style style:name="T29" style:family="text">
      <style:text-properties style:font-name="Ubuntu" officeooo:rsid="0083f996"/>
    </style:style>
    <style:style style:name="T30" style:family="text">
      <style:text-properties officeooo:rsid="00682f64"/>
    </style:style>
    <style:style style:name="T31" style:family="text">
      <style:text-properties style:text-line-through-style="none" style:text-line-through-type="none"/>
    </style:style>
    <style:style style:name="T32" style:family="text">
      <style:text-properties style:text-line-through-style="none" style:text-line-through-type="none" officeooo:rsid="008836a7"/>
    </style:style>
    <style:style style:name="T33" style:family="text">
      <style:text-properties officeooo:rsid="006ff062"/>
    </style:style>
    <style:style style:name="T34" style:family="text">
      <style:text-properties fo:font-weight="normal" officeooo:rsid="00735b49" style:font-weight-asian="normal" style:font-weight-complex="normal"/>
    </style:style>
    <style:style style:name="T35" style:family="text">
      <style:text-properties fo:font-weight="normal" officeooo:rsid="0071774c" style:font-weight-asian="normal" style:font-weight-complex="normal"/>
    </style:style>
    <style:style style:name="T36" style:family="text">
      <style:text-properties officeooo:rsid="0071774c"/>
    </style:style>
    <style:style style:name="T37" style:family="text">
      <style:text-properties officeooo:rsid="00735b49"/>
    </style:style>
    <style:style style:name="T38" style:family="text">
      <style:text-properties officeooo:rsid="00783dc9"/>
    </style:style>
    <style:style style:name="T39" style:family="text">
      <style:text-properties officeooo:rsid="0079ec98"/>
    </style:style>
    <style:style style:name="T40" style:family="text">
      <style:text-properties officeooo:rsid="007bbfbb"/>
    </style:style>
    <style:style style:name="T41" style:family="text">
      <style:text-properties officeooo:rsid="007da6a2"/>
    </style:style>
    <style:style style:name="T42" style:family="text">
      <style:text-properties style:font-name="Ubuntu Mono" fo:background-color="transparent" loext:char-shading-value="0"/>
    </style:style>
    <style:style style:name="T43" style:family="text">
      <style:text-properties fo:background-color="transparent" loext:char-shading-value="0"/>
    </style:style>
    <style:style style:name="T44" style:family="text">
      <style:text-properties officeooo:rsid="007f6b3f" fo:background-color="transparent" loext:char-shading-value="0"/>
    </style:style>
    <style:style style:name="T45" style:family="text">
      <style:text-properties officeooo:rsid="0080bf5f" fo:background-color="transparent" loext:char-shading-value="0"/>
    </style:style>
    <style:style style:name="T46" style:family="text">
      <style:text-properties officeooo:rsid="007f6b3f"/>
    </style:style>
    <style:style style:name="T47" style:family="text">
      <style:text-properties officeooo:rsid="0080bf5f"/>
    </style:style>
    <style:style style:name="T48" style:family="text">
      <style:text-properties officeooo:rsid="00827655"/>
    </style:style>
    <style:style style:name="T49" style:family="text">
      <style:text-properties officeooo:rsid="0083f996"/>
    </style:style>
    <style:style style:name="T50" style:family="text">
      <style:text-properties fo:font-size="12pt" officeooo:rsid="00827655" fo:background-color="transparent" loext:char-shading-value="0" style:font-size-asian="12pt" style:font-size-complex="12pt"/>
    </style:style>
    <style:style style:name="T51" style:family="text">
      <style:text-properties officeooo:rsid="00867fa9"/>
    </style:style>
    <style:style style:name="T52" style:family="text">
      <style:text-properties officeooo:rsid="008836a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hip-8 <text:span text:style-name="T22">User Manual</text:span></text:p>
      <text:p text:style-name="P45">CreateAssembly.app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05_1305415243" text:style-name="Index_20_Link" text:visited-style-name="Index_20_Link">Instruction Set Architecture<text:tab/>3</text:a></text:p>
          <text:p text:style-name="P102"><text:a xlink:type="simple" xlink:href="#__RefHeading___Toc870_862306556" text:style-name="Index_20_Link" text:visited-style-name="Index_20_Link">00E0 - CLS<text:tab/>3</text:a></text:p>
          <text:p text:style-name="P102"><text:a xlink:type="simple" xlink:href="#__RefHeading___Toc872_862306556" text:style-name="Index_20_Link" text:visited-style-name="Index_20_Link">00EE - RET<text:tab/>3</text:a></text:p>
          <text:p text:style-name="P102"><text:a xlink:type="simple" xlink:href="#__RefHeading___Toc1176_862306556" text:style-name="Index_20_Link" text:visited-style-name="Index_20_Link">00EE - RET<text:tab/>3</text:a></text:p>
          <text:p text:style-name="P102"><text:a xlink:type="simple" xlink:href="#__RefHeading___Toc874_862306556" text:style-name="Index_20_Link" text:visited-style-name="Index_20_Link">0nnn – SYS addr<text:tab/>3</text:a></text:p>
          <text:p text:style-name="P102"><text:a xlink:type="simple" xlink:href="#__RefHeading___Toc876_862306556" text:style-name="Index_20_Link" text:visited-style-name="Index_20_Link">1nnn – JP addr<text:tab/>3</text:a></text:p>
          <text:p text:style-name="P102"><text:a xlink:type="simple" xlink:href="#__RefHeading___Toc992_862306556" text:style-name="Index_20_Link" text:visited-style-name="Index_20_Link">2nnn – CALL addr<text:tab/>3</text:a></text:p>
          <text:p text:style-name="P102"><text:a xlink:type="simple" xlink:href="#__RefHeading___Toc994_862306556" text:style-name="Index_20_Link" text:visited-style-name="Index_20_Link">3xkk – SE Vx, byte<text:tab/>3</text:a></text:p>
          <text:p text:style-name="P102"><text:a xlink:type="simple" xlink:href="#__RefHeading___Toc996_862306556" text:style-name="Index_20_Link" text:visited-style-name="Index_20_Link">4xkk – SNE Vx, byte<text:tab/>3</text:a></text:p>
          <text:p text:style-name="P102"><text:a xlink:type="simple" xlink:href="#__RefHeading___Toc998_862306556" text:style-name="Index_20_Link" text:visited-style-name="Index_20_Link">5xy0 – SE Vx, Vy<text:tab/>4</text:a></text:p>
          <text:p text:style-name="P102"><text:a xlink:type="simple" xlink:href="#__RefHeading___Toc1000_862306556" text:style-name="Index_20_Link" text:visited-style-name="Index_20_Link">6xkk – LD Vx, byte<text:tab/>4</text:a></text:p>
          <text:p text:style-name="P102"><text:a xlink:type="simple" xlink:href="#__RefHeading___Toc1010_862306556" text:style-name="Index_20_Link" text:visited-style-name="Index_20_Link">7xkk – ADD Vx, byte<text:tab/>4</text:a></text:p>
          <text:p text:style-name="P102"><text:a xlink:type="simple" xlink:href="#__RefHeading___Toc1012_862306556" text:style-name="Index_20_Link" text:visited-style-name="Index_20_Link">8xy0 – LD Vx, Vy<text:tab/>4</text:a></text:p>
          <text:p text:style-name="P102"><text:a xlink:type="simple" xlink:href="#__RefHeading___Toc1014_862306556" text:style-name="Index_20_Link" text:visited-style-name="Index_20_Link">8xy1 – OR Vx, Vy<text:tab/>4</text:a></text:p>
          <text:p text:style-name="P102"><text:a xlink:type="simple" xlink:href="#__RefHeading___Toc1016_862306556" text:style-name="Index_20_Link" text:visited-style-name="Index_20_Link">8xy2 – AND Vx, Vy<text:tab/>4</text:a></text:p>
          <text:p text:style-name="P102"><text:a xlink:type="simple" xlink:href="#__RefHeading___Toc1018_862306556" text:style-name="Index_20_Link" text:visited-style-name="Index_20_Link">8xy3 – XOR Vx, Vy<text:tab/>4</text:a></text:p>
          <text:p text:style-name="P102"><text:a xlink:type="simple" xlink:href="#__RefHeading___Toc1020_862306556" text:style-name="Index_20_Link" text:visited-style-name="Index_20_Link">8xy4 – ADD Vx, Vy<text:tab/>4</text:a></text:p>
          <text:p text:style-name="P102"><text:a xlink:type="simple" xlink:href="#__RefHeading___Toc1022_862306556" text:style-name="Index_20_Link" text:visited-style-name="Index_20_Link">8xy5 – SUB Vx, Vy<text:tab/>4</text:a></text:p>
          <text:p text:style-name="P102"><text:a xlink:type="simple" xlink:href="#__RefHeading___Toc1024_862306556" text:style-name="Index_20_Link" text:visited-style-name="Index_20_Link">8xy6 – SHR Vx [, Vy]<text:tab/>5</text:a></text:p>
          <text:p text:style-name="P102"><text:a xlink:type="simple" xlink:href="#__RefHeading___Toc1026_862306556" text:style-name="Index_20_Link" text:visited-style-name="Index_20_Link">8xy7 – SUBN Vx, Vy<text:tab/>5</text:a></text:p>
          <text:p text:style-name="P102"><text:a xlink:type="simple" xlink:href="#__RefHeading___Toc1028_862306556" text:style-name="Index_20_Link" text:visited-style-name="Index_20_Link">8xyE – SHL Vx [, Vy]<text:tab/>5</text:a></text:p>
          <text:p text:style-name="P102"><text:a xlink:type="simple" xlink:href="#__RefHeading___Toc1030_862306556" text:style-name="Index_20_Link" text:visited-style-name="Index_20_Link">9xy0 – SNE Vx, Vy<text:tab/>5</text:a></text:p>
          <text:p text:style-name="P102"><text:a xlink:type="simple" xlink:href="#__RefHeading___Toc1032_862306556" text:style-name="Index_20_Link" text:visited-style-name="Index_20_Link">Annn – LD I, addr<text:tab/>5</text:a></text:p>
          <text:p text:style-name="P102"><text:a xlink:type="simple" xlink:href="#__RefHeading___Toc1034_862306556" text:style-name="Index_20_Link" text:visited-style-name="Index_20_Link">Bnnn – JP V0, addr<text:tab/>5</text:a></text:p>
          <text:p text:style-name="P102"><text:a xlink:type="simple" xlink:href="#__RefHeading___Toc1036_862306556" text:style-name="Index_20_Link" text:visited-style-name="Index_20_Link">Cxkk – RND Vx, byte<text:tab/>5</text:a></text:p>
          <text:p text:style-name="P102"><text:a xlink:type="simple" xlink:href="#__RefHeading___Toc1047_862306556" text:style-name="Index_20_Link" text:visited-style-name="Index_20_Link">Dxyn – DRW Vx, Vy, nibble<text:tab/>5</text:a></text:p>
          <text:p text:style-name="P102"><text:a xlink:type="simple" xlink:href="#__RefHeading___Toc1049_862306556" text:style-name="Index_20_Link" text:visited-style-name="Index_20_Link">Ex9E – SKP Vx<text:tab/>6</text:a></text:p>
          <text:p text:style-name="P102"><text:a xlink:type="simple" xlink:href="#__RefHeading___Toc1051_862306556" text:style-name="Index_20_Link" text:visited-style-name="Index_20_Link">ExA1 – SKNP Vx<text:tab/>6</text:a></text:p>
          <text:p text:style-name="P102"><text:a xlink:type="simple" xlink:href="#__RefHeading___Toc1053_862306556" text:style-name="Index_20_Link" text:visited-style-name="Index_20_Link">Fx07 – LD Vx, DT<text:tab/>6</text:a></text:p>
          <text:p text:style-name="P102"><text:a xlink:type="simple" xlink:href="#__RefHeading___Toc1055_862306556" text:style-name="Index_20_Link" text:visited-style-name="Index_20_Link">Fx0A – LD Vx, K<text:tab/>6</text:a></text:p>
          <text:p text:style-name="P102"><text:a xlink:type="simple" xlink:href="#__RefHeading___Toc1057_862306556" text:style-name="Index_20_Link" text:visited-style-name="Index_20_Link">Fx15 – LD DT, Vx<text:tab/>6</text:a></text:p>
          <text:p text:style-name="P102"><text:a xlink:type="simple" xlink:href="#__RefHeading___Toc1059_862306556" text:style-name="Index_20_Link" text:visited-style-name="Index_20_Link">Fx18 – LD ST, Vx<text:tab/>6</text:a></text:p>
          <text:p text:style-name="P102"><text:a xlink:type="simple" xlink:href="#__RefHeading___Toc1061_862306556" text:style-name="Index_20_Link" text:visited-style-name="Index_20_Link">Fx1E – ADD I, Vx<text:tab/>6</text:a></text:p>
          <text:p text:style-name="P102"><text:a xlink:type="simple" xlink:href="#__RefHeading___Toc1063_862306556" text:style-name="Index_20_Link" text:visited-style-name="Index_20_Link">Fx29 – LD F, Vx<text:tab/>6</text:a></text:p>
          <text:p text:style-name="P102"><text:a xlink:type="simple" xlink:href="#__RefHeading___Toc1065_862306556" text:style-name="Index_20_Link" text:visited-style-name="Index_20_Link">Fx33 – LD B, Vx<text:tab/>7</text:a></text:p>
          <text:p text:style-name="P102"><text:a xlink:type="simple" xlink:href="#__RefHeading___Toc1178_862306556" text:style-name="Index_20_Link" text:visited-style-name="Index_20_Link">Fx55 – LD [I], Vx<text:tab/>7</text:a></text:p>
          <text:p text:style-name="P102"><text:a xlink:type="simple" xlink:href="#__RefHeading___Toc1180_862306556" text:style-name="Index_20_Link" text:visited-style-name="Index_20_Link">Fx55 – LD [I], Vx<text:tab/>7</text:a></text:p>
          <text:p text:style-name="P97"><text:a xlink:type="simple" xlink:href="#__RefHeading___Toc1182_862306556" text:style-name="Index_20_Link" text:visited-style-name="Index_20_Link">Assembler<text:tab/>8</text:a></text:p>
          <text:p text:style-name="P97"><text:a xlink:type="simple" xlink:href="#__RefHeading___Toc1184_862306556" text:style-name="Index_20_Link" text:visited-style-name="Index_20_Link">Numbers<text:tab/>9</text:a></text:p>
          <text:p text:style-name="P103"><text:a xlink:type="simple" xlink:href="#__RefHeading___Toc850_862306556" text:style-name="Index_20_Link" text:visited-style-name="Index_20_Link">Representation<text:tab/>9</text:a></text:p>
          <text:p text:style-name="P103"><text:soft-page-break/><text:a xlink:type="simple" xlink:href="#__RefHeading___Toc852_862306556" text:style-name="Index_20_Link" text:visited-style-name="Index_20_Link">Overflow<text:tab/>9</text:a></text:p>
          <text:p text:style-name="P103"><text:a xlink:type="simple" xlink:href="#__RefHeading___Toc854_862306556" text:style-name="Index_20_Link" text:visited-style-name="Index_20_Link">Math<text:tab/>9</text:a></text:p>
          <text:p text:style-name="P102"><text:a xlink:type="simple" xlink:href="#__RefHeading___Toc243_1305415243" text:style-name="Index_20_Link" text:visited-style-name="Index_20_Link">Labels<text:tab/>10</text:a></text:p>
          <text:p text:style-name="P102"><text:a xlink:type="simple" xlink:href="#__RefHeading___Toc878_862306556" text:style-name="Index_20_Link" text:visited-style-name="Index_20_Link">The DEFINE Macro<text:tab/>10</text:a></text:p>
          <text:p text:style-name="P103"><text:a xlink:type="simple" xlink:href="#__RefHeading___Toc880_862306556" text:style-name="Index_20_Link" text:visited-style-name="Index_20_Link">Label Recursion Limit Exception<text:tab/>11</text:a></text:p>
          <text:p text:style-name="P102"><text:a xlink:type="simple" xlink:href="#__RefHeading___Toc215_1305415243" text:style-name="Index_20_Link" text:visited-style-name="Index_20_Link">Comments<text:tab/>12</text:a></text:p>
          <text:p text:style-name="P102"><text:a xlink:type="simple" xlink:href="#__RefHeading___Toc217_1305415243" text:style-name="Index_20_Link" text:visited-style-name="Index_20_Link">Indentation, Spacing, and Newlines<text:tab/>13</text:a></text:p>
          <text:p text:style-name="P102"><text:a xlink:type="simple" xlink:href="#__RefHeading___Toc842_862306556" text:style-name="Index_20_Link" text:visited-style-name="Index_20_Link">Warnings<text:tab/>14</text:a></text:p>
          <text:p text:style-name="P97"><text:a xlink:type="simple" xlink:href="#__RefHeading___Toc856_862306556" text:style-name="Index_20_Link" text:visited-style-name="Index_20_Link">Additional References<text:tab/>15</text:a></text:p>
        </text:index-body>
      </text:table-of-content>
      <text:p text:style-name="P25"/>
      <text:h text:style-name="P48" text:outline-level="1"><text:bookmark-start text:name="__RefHeading___Toc105_1305415243"/>Instruction Set Architecture<text:bookmark-end text:name="__RefHeading___Toc105_1305415243"/></text:h>
      <text:h text:style-name="P63" text:outline-level="2"><text:bookmark-start text:name="__RefHeading___Toc870_862306556"/>00E0 - <text:span text:style-name="T41">CLS</text:span><text:bookmark-end text:name="__RefHeading___Toc870_862306556"/></text:h>
      <text:p text:style-name="P29">Clears the display.</text:p>
      <text:h text:style-name="P63" text:outline-level="2"><text:bookmark-start text:name="__RefHeading___Toc872_862306556"/>00EE - <text:span text:style-name="T41">RET</text:span><text:bookmark-end text:name="__RefHeading___Toc872_862306556"/></text:h>
      <text:p text:style-name="P29">Returns from the current subroutine.</text:p>
      <text:p text:style-name="P77">PC = STACK[SP];</text:p>
      <text:p text:style-name="P77">SP = SP – 1;</text:p>
      <text:h text:style-name="P64" text:outline-level="2"><text:bookmark-start text:name="__RefHeading___Toc1176_862306556"/>00EE - <text:span text:style-name="T41">RET</text:span><text:bookmark-end text:name="__RefHeading___Toc1176_862306556"/></text:h>
      <text:p text:style-name="P30">Returns from the current subroutine.</text:p>
      <text:p text:style-name="P78">PC = STACK[SP];</text:p>
      <text:p text:style-name="P78">SP = SP – 1;</text:p>
      <text:h text:style-name="P65" text:outline-level="2"><text:bookmark-start text:name="__RefHeading___Toc874_862306556"/>0nnn – SYS <text:span text:style-name="T46">addr</text:span><text:bookmark-end text:name="__RefHeading___Toc874_862306556"/></text:h>
      <text:p text:style-name="P31">Unused.</text:p>
      <text:h text:style-name="P68" text:outline-level="2"><text:bookmark-start text:name="__RefHeading___Toc876_862306556"/><text:span text:style-name="T25">1nnn – JP </text:span><text:span text:style-name="T26">addr</text:span><text:bookmark-end text:name="__RefHeading___Toc876_862306556"/></text:h>
      <text:p text:style-name="P31">Jump to specified address.</text:p>
      <text:p text:style-name="P77">PC = <text:span text:style-name="T46">addr</text:span>;</text:p>
      <text:p text:style-name="P79"/>
      <text:h text:style-name="P68" text:outline-level="2"><text:bookmark-start text:name="__RefHeading___Toc992_862306556"/><text:span text:style-name="T25">2nnn – CALL </text:span><text:span text:style-name="T26">addr</text:span><text:bookmark-end text:name="__RefHeading___Toc992_862306556"/></text:h>
      <text:p text:style-name="P31">Increment the stack pointer, store the program counter in the stack, then jump to given address.</text:p>
      <text:p text:style-name="P77"><text:span text:style-name="T41">SP = SP + 1;</text:span></text:p>
      <text:p text:style-name="P77"><text:span text:style-name="T41">STACK[SP] = PC;</text:span></text:p>
      <text:p text:style-name="P77">PC = <text:span text:style-name="T46">addr</text:span>;</text:p>
      <text:h text:style-name="P68" text:outline-level="2"><text:bookmark-start text:name="__RefHeading___Toc994_862306556"/><text:span text:style-name="T25">3xkk – SE Vx, byte</text:span><text:bookmark-end text:name="__RefHeading___Toc994_862306556"/></text:h>
      <text:p text:style-name="P32"><text:span text:style-name="T43">Skip the next instruction if the value stored in Vx is equal to the given number.</text:span></text:p>
      <text:p text:style-name="P80"><text:span text:style-name="T41">If (Vx == byte)</text:span></text:p>
      <text:p text:style-name="P80"><text:span text:style-name="T41">Then {PC = PC + 2};</text:span></text:p>
      <text:h text:style-name="P68" text:outline-level="2"><text:bookmark-start text:name="__RefHeading___Toc996_862306556"/><text:span text:style-name="T25">4xkk – SNE Vx, byte</text:span><text:bookmark-end text:name="__RefHeading___Toc996_862306556"/></text:h>
      <text:p text:style-name="P32"><text:span text:style-name="T43">Skip the next instruction if the value stored in Vx is not equal to the given number.</text:span></text:p>
      <text:p text:style-name="P80"><text:span text:style-name="T41">If (Vx != byte)</text:span></text:p>
      <text:p text:style-name="P80"><text:span text:style-name="T41">Then {PC = PC + 2};</text:span></text:p>
      <text:h text:style-name="P69" text:outline-level="2"><text:bookmark-start text:name="__RefHeading___Toc998_862306556"/><text:soft-page-break/><text:span text:style-name="T26">5</text:span><text:span text:style-name="T25">x</text:span><text:span text:style-name="T26">y0</text:span><text:span text:style-name="T25"> – SE Vx, </text:span><text:span text:style-name="T26">Vy</text:span><text:bookmark-end text:name="__RefHeading___Toc998_862306556"/></text:h>
      <text:p text:style-name="P33"><text:span text:style-name="T43">Skip the next instruction if the value stored in Vx is equal to th</text:span><text:span text:style-name="T44">e value stored in Vy.</text:span></text:p>
      <text:p text:style-name="P81"><text:span text:style-name="T41">If (Vx == Vy)</text:span></text:p>
      <text:p text:style-name="P81"><text:span text:style-name="T41">Then {PC = PC + 2};</text:span></text:p>
      <text:h text:style-name="P69" text:outline-level="2"><text:bookmark-start text:name="__RefHeading___Toc1000_862306556"/><text:span text:style-name="T26">6xkk</text:span><text:span text:style-name="T25"> – </text:span><text:span text:style-name="T26">LD</text:span><text:span text:style-name="T25"> Vx, byte</text:span><text:bookmark-end text:name="__RefHeading___Toc1000_862306556"/></text:h>
      <text:p text:style-name="P34"><text:span text:style-name="T43">Store the given value in register Vx.</text:span><text:span text:style-name="T42">Vx = byte;</text:span></text:p>
      <text:h text:style-name="P69" text:outline-level="2"><text:bookmark-start text:name="__RefHeading___Toc1010_862306556"/><text:span text:style-name="T26">7xkk</text:span><text:span text:style-name="T25"> – </text:span><text:span text:style-name="T26">ADD</text:span><text:span text:style-name="T25"> Vx, byte</text:span><text:bookmark-end text:name="__RefHeading___Toc1010_862306556"/></text:h>
      <text:p text:style-name="P34"><text:span text:style-name="T43">Add the given value into register Vx.</text:span></text:p>
      <text:p text:style-name="P83">Vx = Vx + byte;</text:p>
      <text:h text:style-name="P69" text:outline-level="2"><text:bookmark-start text:name="__RefHeading___Toc1012_862306556"/><text:span text:style-name="T26">8xy0</text:span><text:span text:style-name="T25"> – </text:span><text:span text:style-name="T26">LD</text:span><text:span text:style-name="T25"> Vx, </text:span><text:span text:style-name="T26">Vy</text:span><text:bookmark-end text:name="__RefHeading___Toc1012_862306556"/></text:h>
      <text:p text:style-name="P34"><text:span text:style-name="T43">Store the value of Vy in Vx.</text:span></text:p>
      <text:p text:style-name="P83">Vx = Vy;</text:p>
      <text:h text:style-name="P69" text:outline-level="2"><text:bookmark-start text:name="__RefHeading___Toc1014_862306556"/><text:span text:style-name="T26">8xy1</text:span><text:span text:style-name="T25"> – </text:span><text:span text:style-name="T26">OR</text:span><text:span text:style-name="T25"> Vx, </text:span><text:span text:style-name="T26">Vy</text:span><text:bookmark-end text:name="__RefHeading___Toc1014_862306556"/></text:h>
      <text:p text:style-name="P34"><text:span text:style-name="T43">Bitwise-OR Vy into Vx.</text:span></text:p>
      <text:p text:style-name="P83">Vx = Vx | <text:span text:style-name="T47">Vy</text:span>;</text:p>
      <text:h text:style-name="P69" text:outline-level="2"><text:bookmark-start text:name="__RefHeading___Toc1016_862306556"/><text:span text:style-name="T26">8xy2</text:span><text:span text:style-name="T25"> – </text:span><text:span text:style-name="T26">AND</text:span><text:span text:style-name="T25"> Vx, </text:span><text:span text:style-name="T26">Vy</text:span><text:bookmark-end text:name="__RefHeading___Toc1016_862306556"/></text:h>
      <text:p text:style-name="P34"><text:span text:style-name="T43">Bitwise-AND Vy into Vx.</text:span></text:p>
      <text:p text:style-name="P83">Vx = Vx &amp; <text:span text:style-name="T47">Vy</text:span>;</text:p>
      <text:h text:style-name="P69" text:outline-level="2"><text:bookmark-start text:name="__RefHeading___Toc1018_862306556"/><text:span text:style-name="T26">8xy3</text:span><text:span text:style-name="T25"> – <text:s/></text:span><text:span text:style-name="T26">XOR </text:span><text:span text:style-name="T25">Vx, </text:span><text:span text:style-name="T26">Vy</text:span><text:bookmark-end text:name="__RefHeading___Toc1018_862306556"/></text:h>
      <text:p text:style-name="P34"><text:span text:style-name="T43">Bitwise-XOR Vy into Vx.</text:span></text:p>
      <text:p text:style-name="P83">Vx = Vx ^ <text:span text:style-name="T47">Vy</text:span>;</text:p>
      <text:h text:style-name="P69" text:outline-level="2"><text:bookmark-start text:name="__RefHeading___Toc1020_862306556"/><text:span text:style-name="T26">8xy4 </text:span><text:span text:style-name="T25">– </text:span><text:span text:style-name="T26">ADD</text:span><text:span text:style-name="T25"> Vx, </text:span><text:span text:style-name="T27">Vy</text:span><text:bookmark-end text:name="__RefHeading___Toc1020_862306556"/></text:h>
      <text:p text:style-name="P34"><text:span text:style-name="T43">Add Vy into Vx. Set VF to 1 if there is an overflow, or 0 otherwise.</text:span></text:p>
      <text:p text:style-name="P83">VF = (Vx + Vy) &gt; 255;</text:p>
      <text:p text:style-name="P83">Vx = Vx + Vy;</text:p>
      <text:h text:style-name="P70" text:outline-level="2"><text:bookmark-start text:name="__RefHeading___Toc1022_862306556"/><text:span text:style-name="T26">8xy</text:span><text:span text:style-name="T27">5</text:span><text:span text:style-name="T26"> </text:span><text:span text:style-name="T25">– </text:span><text:span text:style-name="T27">SUB</text:span><text:span text:style-name="T25"> Vx, </text:span><text:span text:style-name="T27">Vy</text:span><text:bookmark-end text:name="__RefHeading___Toc1022_862306556"/></text:h>
      <text:p text:style-name="P35"><text:span text:style-name="T45">Subtract</text:span><text:span text:style-name="T43"> Vy </text:span><text:span text:style-name="T45">from</text:span><text:span text:style-name="T43"> Vx </text:span><text:span text:style-name="T45">and store the result in Vx</text:span><text:span text:style-name="T43">. Set VF to </text:span><text:span text:style-name="T45">0 if there is a borrow, or 1 otherwise.</text:span></text:p>
      <text:p text:style-name="P84">VF = Vx <text:span text:style-name="T47">&gt; Vy</text:span>;</text:p>
      <text:p text:style-name="P84">Vx = Vx - Vy;</text:p>
      <text:h text:style-name="P70" text:outline-level="2"><text:bookmark-start text:name="__RefHeading___Toc1024_862306556"/><text:soft-page-break/><text:span text:style-name="T26">8xy</text:span><text:span text:style-name="T27">6</text:span><text:span text:style-name="T26"> </text:span><text:span text:style-name="T25">– </text:span><text:span text:style-name="T27">SHR</text:span><text:span text:style-name="T25"> Vx </text:span><text:span text:style-name="T27">[</text:span><text:span text:style-name="T25">, </text:span><text:span text:style-name="T27">Vy]</text:span><text:bookmark-end text:name="__RefHeading___Toc1024_862306556"/></text:h>
      <text:p text:style-name="P36"><text:span text:style-name="T45">S</text:span><text:span text:style-name="T43">hift Vx right by 1. Vy is deprecated and unused.</text:span></text:p>
      <text:p text:style-name="P85">Vx = Vx &gt;&gt; 1;</text:p>
      <text:h text:style-name="P70" text:outline-level="2"><text:bookmark-start text:name="__RefHeading___Toc1026_862306556"/><text:span text:style-name="T26">8xy</text:span><text:span text:style-name="T27">7</text:span><text:span text:style-name="T26"> </text:span><text:span text:style-name="T25">– </text:span><text:span text:style-name="T27">SUBN</text:span><text:span text:style-name="T25"> Vx, </text:span><text:span text:style-name="T27">Vy</text:span><text:bookmark-end text:name="__RefHeading___Toc1026_862306556"/></text:h>
      <text:p text:style-name="P35"><text:span text:style-name="T45">Subtract</text:span><text:span text:style-name="T43"> V</text:span><text:span text:style-name="T45">x</text:span><text:span text:style-name="T43"> </text:span><text:span text:style-name="T45">from</text:span><text:span text:style-name="T43"> V</text:span><text:span text:style-name="T45">y</text:span><text:span text:style-name="T43"> </text:span><text:span text:style-name="T45">and store the result in Vx</text:span><text:span text:style-name="T43">. Set VF to </text:span><text:span text:style-name="T45">0 if there is a borrow, or 1 otherwise.</text:span></text:p>
      <text:p text:style-name="P84">VF = V<text:span text:style-name="T47">y</text:span> <text:span text:style-name="T47">&gt; Vx</text:span>;</text:p>
      <text:p text:style-name="P84">Vx = V<text:span text:style-name="T47">y</text:span> – V<text:span text:style-name="T47">x</text:span>;</text:p>
      <text:h text:style-name="P70" text:outline-level="2"><text:bookmark-start text:name="__RefHeading___Toc1028_862306556"/><text:span text:style-name="T26">8xy</text:span><text:span text:style-name="T27">E</text:span><text:span text:style-name="T26"> </text:span><text:span text:style-name="T25">– </text:span><text:span text:style-name="T27">SHL</text:span><text:span text:style-name="T25"> Vx </text:span><text:span text:style-name="T27">[</text:span><text:span text:style-name="T25">, </text:span><text:span text:style-name="T27">Vy]</text:span><text:bookmark-end text:name="__RefHeading___Toc1028_862306556"/></text:h>
      <text:p text:style-name="P36"><text:span text:style-name="T43">Shift Vx left by 1. Vy is deprecated and unused.</text:span></text:p>
      <text:p text:style-name="P85">Vx = Vx &lt;&lt; 1;</text:p>
      <text:h text:style-name="P70" text:outline-level="2"><text:bookmark-start text:name="__RefHeading___Toc1030_862306556"/><text:span text:style-name="T27">9</text:span><text:span text:style-name="T26">xy</text:span><text:span text:style-name="T27">0</text:span><text:span text:style-name="T26"> </text:span><text:span text:style-name="T25">– </text:span><text:span text:style-name="T27">SNE</text:span><text:span text:style-name="T25"> Vx, </text:span><text:span text:style-name="T27">Vy</text:span><text:bookmark-end text:name="__RefHeading___Toc1030_862306556"/></text:h>
      <text:p text:style-name="P36"><text:span text:style-name="T43">Skip the next instruction if Vx does not equal Vy.</text:span></text:p>
      <text:p text:style-name="P82"><text:span text:style-name="T41">If (Vx != Vy)</text:span></text:p>
      <text:p text:style-name="P82"><text:span text:style-name="T41">Then {PC = PC + 2};</text:span></text:p>
      <text:h text:style-name="P70" text:outline-level="2"><text:bookmark-start text:name="__RefHeading___Toc1032_862306556"/><text:span text:style-name="T27">Annn</text:span><text:span text:style-name="T26"> </text:span><text:span text:style-name="T25">– </text:span><text:span text:style-name="T27">LD</text:span><text:span text:style-name="T25"> </text:span><text:span text:style-name="T27">I</text:span><text:span text:style-name="T25">, </text:span><text:span text:style-name="T27">addr</text:span><text:bookmark-end text:name="__RefHeading___Toc1032_862306556"/></text:h>
      <text:p text:style-name="P36"><text:span text:style-name="T43">Set register I to the given address.</text:span></text:p>
      <text:p text:style-name="P85">I = addr;</text:p>
      <text:h text:style-name="P70" text:outline-level="2"><text:bookmark-start text:name="__RefHeading___Toc1034_862306556"/><text:span text:style-name="T27">Bnnn</text:span><text:span text:style-name="T26"> </text:span><text:span text:style-name="T25">– </text:span><text:span text:style-name="T27">JP V0, addr</text:span><text:bookmark-end text:name="__RefHeading___Toc1034_862306556"/></text:h>
      <text:p text:style-name="P37"><text:span text:style-name="T43">Jump to the value in V0 + the given address.</text:span></text:p>
      <text:p text:style-name="P85"><text:span text:style-name="T48">PC = V0 + addr</text:span>;</text:p>
      <text:h text:style-name="P71" text:outline-level="2"><text:bookmark-start text:name="__RefHeading___Toc1036_862306556"/><text:span text:style-name="T28">Cxkk</text:span><text:span text:style-name="T26"> </text:span><text:span text:style-name="T25">– </text:span><text:span text:style-name="T28">RND</text:span><text:span text:style-name="T25"> Vx, </text:span><text:span text:style-name="T28">byte</text:span><text:bookmark-end text:name="__RefHeading___Toc1036_862306556"/></text:h>
      <text:p text:style-name="P37"><text:span text:style-name="T43">Store a random value, bitwise-AND’d with the given byte, in Vx</text:span></text:p>
      <text:p text:style-name="P86">V<text:span text:style-name="T48">x = rand(0, 0xFF) &amp; byte</text:span>;</text:p>
      <text:h text:style-name="P71" text:outline-level="2"><text:bookmark-start text:name="__RefHeading___Toc1047_862306556"/><text:span text:style-name="T28">Dxyn </text:span><text:span text:style-name="T25">– </text:span><text:span text:style-name="T28">DRW</text:span><text:span text:style-name="T25"> Vx, </text:span><text:span text:style-name="T28">Vy, nibble</text:span><text:bookmark-end text:name="__RefHeading___Toc1047_862306556"/></text:h>
      <text:p text:style-name="P37"><text:span text:style-name="T43">Load n-bytes starting at MEM[I]. XOR them onto the display (each byte occupies its own row) starting at (Vx, Vy). Will wrap horizontally and vertically if necessary. Set VF to 1 if there is a collision, or 0 otherwise.</text:span></text:p>
      <text:p text:style-name="P87">Load <text:span text:style-name="T19">n</text:span>-byte <text:span text:style-name="T19">sprite</text:span> <text:span text:style-name="T19">at</text:span> MEM[I];</text:p>
      <text:p text:style-name="P87"><text:s/>XOR <text:span text:style-name="T48">sprite </text:span>onto the <text:span text:style-name="T19">display at</text:span> (Vx, Vy);</text:p>
      <text:p text:style-name="P87">VF = collision;</text:p>
      <text:h text:style-name="P71" text:outline-level="2"><text:bookmark-start text:name="__RefHeading___Toc1049_862306556"/><text:soft-page-break/><text:span text:style-name="T28">Ex9E</text:span><text:span text:style-name="T26"> </text:span><text:span text:style-name="T25">– </text:span><text:span text:style-name="T28">SKP</text:span><text:span text:style-name="T25"> Vx</text:span><text:bookmark-end text:name="__RefHeading___Toc1049_862306556"/></text:h>
      <text:p text:style-name="P37"><text:span text:style-name="T43">Skip the next instruction if the value stored in Vx corresponds to a key that is currently pressed.</text:span></text:p>
      <text:p text:style-name="P88">If (KEY[Vx] down)</text:p>
      <text:p text:style-name="P88">Then {PC = PC + 2};</text:p>
      <text:h text:style-name="P71" text:outline-level="2"><text:bookmark-start text:name="__RefHeading___Toc1051_862306556"/><text:span text:style-name="T28">Ex</text:span><text:span text:style-name="T29">A1</text:span><text:span text:style-name="T26"> </text:span><text:span text:style-name="T25">– </text:span><text:span text:style-name="T28">SKNP</text:span><text:span text:style-name="T25"> Vx</text:span><text:bookmark-end text:name="__RefHeading___Toc1051_862306556"/></text:h>
      <text:p text:style-name="P37"><text:span text:style-name="T43">Skip the next instruction if the value stored in Vx corresponds to a key that is not currently pressed.</text:span></text:p>
      <text:p text:style-name="P88">If (KEY[Vx] up)</text:p>
      <text:p text:style-name="P88"><text:span text:style-name="T50">Then {PC = PC + 2};</text:span></text:p>
      <text:h text:style-name="P72" text:outline-level="2"><text:bookmark-start text:name="__RefHeading___Toc1053_862306556"/><text:span text:style-name="T29">Fx07</text:span><text:span text:style-name="T26"> </text:span><text:span text:style-name="T25">– </text:span><text:span text:style-name="T29">LD Vx, DT</text:span><text:bookmark-end text:name="__RefHeading___Toc1053_862306556"/></text:h>
      <text:p text:style-name="P38"><text:span text:style-name="T43">Load the value of the delay timer into Vx.</text:span></text:p>
      <text:p text:style-name="P94"><text:span text:style-name="T49">Vx = DT</text:span>;</text:p>
      <text:h text:style-name="P72" text:outline-level="2"><text:bookmark-start text:name="__RefHeading___Toc1055_862306556"/><text:span text:style-name="T29">Fx0A</text:span><text:span text:style-name="T26"> </text:span><text:span text:style-name="T25">– </text:span><text:span text:style-name="T29">LD Vx, K</text:span><text:bookmark-end text:name="__RefHeading___Toc1055_862306556"/></text:h>
      <text:p text:style-name="P38"><text:span text:style-name="T43">Block until a key is pressed. Store which key was pressed in Vx.</text:span></text:p>
      <text:p text:style-name="P94"><text:span text:style-name="T49">Block until key down</text:span>;</text:p>
      <text:p text:style-name="P95">Vx = key;</text:p>
      <text:h text:style-name="P72" text:outline-level="2"><text:bookmark-start text:name="__RefHeading___Toc1057_862306556"/><text:span text:style-name="T29">Fx15</text:span><text:span text:style-name="T26"> </text:span><text:span text:style-name="T25">– </text:span><text:span text:style-name="T29">LD DT, Vx</text:span><text:bookmark-end text:name="__RefHeading___Toc1057_862306556"/></text:h>
      <text:p text:style-name="P38"><text:span text:style-name="T43">Load the value of Vx into DT.</text:span></text:p>
      <text:p text:style-name="P94"><text:span text:style-name="T49">DT = Vx</text:span>;</text:p>
      <text:h text:style-name="P72" text:outline-level="2"><text:bookmark-start text:name="__RefHeading___Toc1059_862306556"/><text:span text:style-name="T29">Fx18</text:span><text:span text:style-name="T26"> </text:span><text:span text:style-name="T25">– </text:span><text:span text:style-name="T29">LD ST, Vx</text:span><text:bookmark-end text:name="__RefHeading___Toc1059_862306556"/></text:h>
      <text:p text:style-name="P38"><text:span text:style-name="T43">Load the value of Vx into ST.</text:span></text:p>
      <text:p text:style-name="P94"><text:span text:style-name="T49">ST = Vx</text:span>;</text:p>
      <text:h text:style-name="P72" text:outline-level="2"><text:bookmark-start text:name="__RefHeading___Toc1061_862306556"/><text:span text:style-name="T29">Fx1E</text:span><text:span text:style-name="T26"> </text:span><text:span text:style-name="T25">– </text:span><text:span text:style-name="T29">ADD I, Vx</text:span><text:bookmark-end text:name="__RefHeading___Toc1061_862306556"/></text:h>
      <text:p text:style-name="P38"><text:span text:style-name="T43">Add the value of Vx into I.</text:span></text:p>
      <text:p text:style-name="P95">I = I + Vx;</text:p>
      <text:h text:style-name="P72" text:outline-level="2"><text:bookmark-start text:name="__RefHeading___Toc1063_862306556"/><text:span text:style-name="T29">Fx29</text:span><text:span text:style-name="T26"> </text:span><text:span text:style-name="T25">– </text:span><text:span text:style-name="T29">LD F, Vx</text:span><text:bookmark-end text:name="__RefHeading___Toc1063_862306556"/></text:h>
      <text:p text:style-name="P38"><text:span text:style-name="T43">Store the location of the Vx’th sprite in I. The exact location may vary from emulator to emulator. However, most sprite data starts at MEM[0] and each sprite has a length of 5 bytes.</text:span></text:p>
      <text:p text:style-name="P94"><text:span text:style-name="T49">I = &amp;SPRITE[Vx]</text:span>;</text:p>
      <text:h text:style-name="P72" text:outline-level="2"><text:bookmark-start text:name="__RefHeading___Toc1065_862306556"/><text:soft-page-break/><text:span text:style-name="T29">Fx33</text:span><text:span text:style-name="T26"> </text:span><text:span text:style-name="T25">– </text:span><text:span text:style-name="T29">LD B, Vx</text:span><text:bookmark-end text:name="__RefHeading___Toc1065_862306556"/></text:h>
      <text:p text:style-name="P39"><text:span text:style-name="T43">Store the BCD representation of the given register in memory, starting at address I.</text:span></text:p>
      <text:p text:style-name="P90"><text:span text:style-name="T2">MEM[I]</text:span> = floor(<text:span text:style-name="T2">Vx</text:span> / 100);</text:p>
      <text:p text:style-name="P91">MEM[I+1] = <text:span text:style-name="T1">floor(</text:span>V<text:span text:style-name="T1">x % 100 / 10);</text:span></text:p>
      <text:p text:style-name="P89"><text:span text:style-name="T2">MEM[I</text:span>+2] = <text:span text:style-name="T2">Vx</text:span> % 10;</text:p>
      <text:h text:style-name="P66" text:outline-level="2"><text:bookmark-start text:name="__RefHeading___Toc1178_862306556"/>Fx55 – LD [I], Vx<text:bookmark-end text:name="__RefHeading___Toc1178_862306556"/></text:h>
      <text:p text:style-name="P40">Store contents of registers V0 through Vx in memory, starting at address I.</text:p>
      <text:p text:style-name="P92">MEM[I<text:span text:style-name="T51">+0</text:span>] = V0;</text:p>
      <text:p text:style-name="P92">MEM[I+1] = V1;</text:p>
      <text:p text:style-name="P92">MEM[I+2] = V2;</text:p>
      <text:p text:style-name="P92">…</text:p>
      <text:p text:style-name="P92">MEM[I+x] = Vx;</text:p>
      <text:h text:style-name="P66" text:outline-level="2"><text:bookmark-start text:name="__RefHeading___Toc1180_862306556"/>Fx55 – LD [I], Vx<text:bookmark-end text:name="__RefHeading___Toc1180_862306556"/></text:h>
      <text:p text:style-name="P40">Load x bytes of data from memory, starting at address I, and store them in registers V0 through Vx</text:p>
      <text:p text:style-name="P92">V0 = MEM[I<text:span text:style-name="T51">+0</text:span>];</text:p>
      <text:p text:style-name="P92">V1 = MEM[I+1];</text:p>
      <text:p text:style-name="P92">V2 = MEM[I+2];</text:p>
      <text:p text:style-name="P92">…</text:p>
      <text:p text:style-name="P92">Vx = MEM[I+x];</text:p>
      <text:p text:style-name="P96"/>
      <text:h text:style-name="P49" text:outline-level="1"><text:bookmark-start text:name="__RefHeading___Toc1182_862306556"/><text:span text:style-name="T30">Assembler</text:span><text:bookmark-end text:name="__RefHeading___Toc1182_862306556"/></text:h>
      <text:h text:style-name="P46" text:outline-level="1"><text:bookmark-start text:name="__RefHeading___Toc1184_862306556"/>Numbers<text:bookmark-end text:name="__RefHeading___Toc1184_862306556"/></text:h>
      <text:h text:style-name="P100" text:outline-level="3"><text:bookmark-start text:name="__RefHeading___Toc850_862306556"/>Representation<text:bookmark-end text:name="__RefHeading___Toc850_862306556"/></text:h>
      <table:table table:name="Table5" table:style-name="Table5">
        <table:table-column table:style-name="Table5.A"/>
        <table:table-row table:style-name="Table5.1">
          <table:table-cell table:style-name="Table5.A1" office:value-type="string">
            <text:p text:style-name="P11">; All of the following instructions load 19 into their respective registers</text:p>
            <text:p text:style-name="P11"/>
            <text:p text:style-name="P11"><text:s text:c="8"/>LD <text:s text:c="5"/>V0, 19 <text:s text:c="9"/>; Decimal</text:p>
            <text:p text:style-name="P11"><text:s text:c="8"/>LD <text:s text:c="5"/>V<text:span text:style-name="T30">1</text:span>, 0x13 <text:s text:c="7"/>; Hexadecimal</text:p>
            <text:p text:style-name="P11"><text:s text:c="8"/><text:span text:style-name="T30">LD <text:s text:c="5"/>V3, 0b10011 <text:s text:c="4"/>; Binary</text:span></text:p>
            <text:p text:style-name="P11"><text:s text:c="8"/><text:span text:style-name="T30">LD <text:s text:c="5"/>V5, 0o23 <text:s text:c="7"/>; Octal</text:span></text:p>
          </table:table-cell>
        </table:table-row>
      </table:table>
      <text:p text:style-name="P27"><text:span text:style-name="T9"/></text:p>
      <text:h text:style-name="P98" text:outline-level="3"><text:bookmark-start text:name="__RefHeading___Toc852_862306556"/>Overflow<text:bookmark-end text:name="__RefHeading___Toc852_862306556"/></text:h>
      <text:p text:style-name="P19"><text:span text:style-name="T11">All numbers and registers are unsigned. </text:span><text:span text:style-name="T10">I</text:span><text:span text:style-name="T7">f an operand is assigned an out-of-range constant </text:span><text:span text:style-name="T3">at assembly</text:span><text:span text:style-name="T6">-</text:span><text:span text:style-name="T3">time</text:span><text:span text:style-name="T7">, there will be an error. </text:span><text:span text:style-name="T9">If a register goes out of range during run time, there will be an integer overflow (or underflow) and no error will be produced.</text:span></text:p>
      <table:table table:name="Table7" table:style-name="Table7">
        <table:table-column table:style-name="Table7.A"/>
        <table:table-row>
          <table:table-cell table:style-name="Table7.A1" office:value-type="string">
            <text:p text:style-name="P12"><text:s text:c="8"/><text:span text:style-name="T20">LD <text:s text:c="5"/>V0, 0x101 <text:s text:c="3"/>; Error during assembly</text:span></text:p>
            <text:p text:style-name="P12"><text:s text:c="8"/><text:span text:style-name="T20">LD <text:s text:c="5"/>V1, 0xFF</text:span></text:p>
            <text:p text:style-name="P12"><text:s text:c="8"/><text:span text:style-name="T20">ADD <text:s text:c="4"/>V1, 2 <text:s text:c="7"/>; Due to overflow, V1 = 1</text:span></text:p>
          </table:table-cell>
        </table:table-row>
      </table:table>
      <text:p text:style-name="P43"/>
      <text:h text:style-name="P99" text:outline-level="3"><text:bookmark-start text:name="__RefHeading___Toc854_862306556"/>Math<text:bookmark-end text:name="__RefHeading___Toc854_862306556"/></text:h>
      <text:p text:style-name="P26">The <text:span text:style-name="T33">assembler</text:span> is capable of resolving basic mathematical equations during assembly-time, so long as all operands are constants. <text:span text:style-name="T31">The result is always truncated down to an integer. </text:span><text:span text:style-name="T32">Operators have the same precedence as in C.</text:span><text:span text:style-name="T31"> Overflow / underflow will still raise an assembly-time error.</text:span></text:p>
      <table:table table:name="Table8" table:style-name="Table8">
        <table:table-column table:style-name="Table8.A"/>
        <table:table-row>
          <table:table-cell table:style-name="Table8.A1" office:value-type="string">
            <text:p text:style-name="P53">DEFINE <text:s/>x 10</text:p>
            <text:p text:style-name="P53"/>
            <text:p text:style-name="P53"><text:s text:c="8"/>LD <text:s text:c="5"/>V0, x - 5 <text:s text:c="19"/>; Sets V0 to 5</text:p>
            <text:p text:style-name="P53"><text:s text:c="8"/>LD <text:s text:c="5"/>V1, (x * 2) + (0x12 / 0b10) <text:s/>; Sets V1 to 28</text:p>
            <text:p text:style-name="P53"><text:s text:c="8"/><text:span text:style-name="T52">LD <text:s text:c="5"/>V2, 3 ** 2 <text:s text:c="18"/>; Sets V2 to 9</text:span></text:p>
            <text:p text:style-name="P53"><text:s text:c="8"/>LD <text:s text:c="5"/>V<text:span text:style-name="T52">3</text:span>, V1 + 2 <text:s text:c="18"/>; Error, V<text:span text:style-name="T52">3</text:span> not a constant</text:p>
            <text:p text:style-name="P53"><text:s text:c="8"/>LD <text:s text:c="5"/>V<text:span text:style-name="T52">4</text:span>, 0xFF + 2 <text:s text:c="16"/>; Error, 0x101 out of range</text:p>
          </table:table-cell>
        </table:table-row>
      </table:table>
      <text:p text:style-name="P41"/>
      <text:h text:style-name="P73" text:outline-level="2"><text:bookmark-start text:name="__RefHeading___Toc243_1305415243"/>Labels<text:bookmark-end text:name="__RefHeading___Toc243_1305415243"/></text:h>
      <text:p text:style-name="P20">A label is a <text:span text:style-name="T36">case-insensitive</text:span> bookmark for a <text:span text:style-name="T36">memory address</text:span>. <text:span text:style-name="T35">All labels must be unique, </text:span><text:span text:style-name="T34">and may not shadow any keywords or register names. </text:span>Its value is computed during assembly, and resolves to <text:span text:style-name="T36">the location</text:span> in memory the <text:span text:style-name="T12">next </text:span><text:span text:style-name="T7">instruction is located. </text:span><text:span text:style-name="T12">Most Chip-8 emulators </text:span><text:span text:style-name="T7">begin program data at memory location 0x200. </text:span><text:span text:style-name="T12">For the following example, remember that each instruction is 2 bytes long.</text:span></text:p>
      <table:table table:name="Table1" table:style-name="Table1">
        <table:table-column table:style-name="Table1.A"/>
        <table:table-row>
          <table:table-cell table:style-name="Table1.A1" office:value-type="string">
            <text:p text:style-name="P6">label1: <text:s text:c="16"/>; label1 = 0x200</text:p>
            <text:p text:style-name="P6">label2: <text:s text:c="16"/>; label2 = 0x200</text:p>
            <text:p text:style-name="P6"><text:s text:c="8"/>LD <text:s text:c="5"/>V0, 5</text:p>
            <text:p text:style-name="P6">label3: <text:s text:c="16"/>; label3 = 0x202</text:p>
            <text:p text:style-name="P6"><text:s text:c="8"/><text:span text:style-name="T15">JP <text:s/></text:span><text:s text:c="4"/>label1 <text:s/>; Jump to 0x200</text:p>
          </table:table-cell>
        </table:table-row>
      </table:table>
      <text:p text:style-name="P3"/>
      <text:h text:style-name="P67" text:outline-level="2"><text:bookmark-start text:name="__RefHeading___Toc878_862306556"/>The DEFINE Macro<text:bookmark-end text:name="__RefHeading___Toc878_862306556"/></text:h>
      <text:p text:style-name="P21"><text:span text:style-name="T36">The DEFINE macro is a label with an explicit value associated with it. </text:span>All <text:span text:style-name="T36">define macros</text:span> should be placed at the top of the file, before any instructions are executed. While defines may be placed anywhere in the code, they will still affect any instructions that came before them. <text:span text:style-name="T15">Notice that there is no comma between the macro’s key and value.</text:span></text:p>
      <table:table table:name="Table2" table:style-name="Table2">
        <table:table-column table:style-name="Table2.A"/>
        <table:table-row>
          <table:table-cell table:style-name="Table2.A1" office:value-type="string">
            <text:p text:style-name="P13">DEFINE <text:s/>x V0</text:p>
            <text:p text:style-name="P55">DEFINE <text:s/>value 5</text:p>
            <text:p text:style-name="P57">DEFINE <text:s/>JUMP jp</text:p>
            <text:p text:style-name="P13"/>
            <text:p text:style-name="P5">start:</text:p>
            <text:p text:style-name="P5"><text:s text:c="8"/>LD <text:s text:c="5"/>x, <text:span text:style-name="T16">value</text:span> <text:s/>; Sets V0 to 5</text:p>
            <text:p text:style-name="P5"><text:s text:c="8"/>LD <text:s text:c="5"/>y, <text:span text:style-name="T16">value</text:span> <text:s/>; Sets V1 to <text:span text:style-name="T16">5</text:span>, even though y is defined later</text:p>
            <text:p text:style-name="P5"><text:s text:c="8"/><text:span text:style-name="T37">JUMP <text:s text:c="3"/>start <text:s text:c="4"/>; Labels can even replace instructions</text:span></text:p>
            <text:p text:style-name="P5"/>
            <text:p text:style-name="P5"/>
            <text:p text:style-name="P5">DEFINE <text:s/>y V1</text:p>
            <text:p text:style-name="P10"/>
            <text:p text:style-name="P10">DEFINE <text:s/>0xF 15 <text:s text:c="11"/>; Error – Not in format /[A-Z_][0-9A-Z_]*<text:span text:style-name="T17">/</text:span></text:p>
            <text:p text:style-name="P10">DEFINE <text:s/>I 6 <text:s text:c="14"/>; Error – ‘I’ is a restricted keyword</text:p>
          </table:table-cell>
        </table:table-row>
      </table:table>
      <text:p text:style-name="P28"/>
      <text:p text:style-name="P28">DEFINE macros are even allowed to contain other symbols.</text:p>
      <text:p text:style-name="P16"/>
      <table:table table:name="Table9" table:style-name="Table9">
        <table:table-column table:style-name="Table9.A"/>
        <table:table-row table:style-name="Table9.1">
          <table:table-cell table:style-name="Table9.A1" office:value-type="string">
            <text:p text:style-name="P59">DEFINE <text:s/>x <text:span text:style-name="T38">10</text:span></text:p>
            <text:p text:style-name="P56">DEFINE <text:s/><text:span text:style-name="T38">y x * x</text:span></text:p>
            <text:p text:style-name="P58"/>
            <text:p text:style-name="P58"><text:s text:c="8"/><text:span text:style-name="T38">ADD V0, y <text:s/>; Evaluates to 100</text:span></text:p>
          </table:table-cell>
        </table:table-row>
      </table:table>
      <text:p text:style-name="P28"/>
      <text:h text:style-name="P101" text:outline-level="3"><text:bookmark-start text:name="__RefHeading___Toc880_862306556"/><text:soft-page-break/>Label Recursion Limit Exception<text:bookmark-end text:name="__RefHeading___Toc880_862306556"/></text:h>
      <text:p text:style-name="P28">To prevent circular or never-ending DEFINE replacements, there is a hard limit (255) on how deeply nested the macro is. This limit is almost guaranteed to only be reached through unintentional circular references. Note that this limit does not apply to the number of simultaneous replacements, but rather <text:span text:style-name="T39">the consecutive replacements that occur when the value of a DEFINE macro is the key of another.</text:span></text:p>
      <text:p text:style-name="P16"/>
      <table:table table:name="Table10" table:style-name="Table10">
        <table:table-column table:style-name="Table10.A"/>
        <table:table-row>
          <table:table-cell table:style-name="Table10.A1" office:value-type="string">
            <text:p text:style-name="P59">; <text:span text:style-name="T38">Standard circular reference will loop infinitely until the limit</text:span></text:p>
            <text:p text:style-name="P59">; <text:span text:style-name="T39">is reached and an exception is thrown</text:span></text:p>
            <text:p text:style-name="P59">DEFINE <text:s/>x <text:span text:style-name="T38">y</text:span></text:p>
            <text:p text:style-name="P56">DEFINE <text:s/><text:span text:style-name="T38">y x</text:span></text:p>
            <text:p text:style-name="P58"/>
            <text:p text:style-name="P58">; <text:span text:style-name="T39">While this will result in hundreds of replacements, it only has</text:span></text:p>
            <text:p text:style-name="P58">; <text:span text:style-name="T39">a recursion level of 5 and therefore will not throw an exception</text:span></text:p>
            <text:p text:style-name="P60"><text:bookmark-start text:name="__DdeLink__861_862306556"/>DEFINE a<text:span text:style-name="T39">1</text:span> 1</text:p>
            <text:p text:style-name="P60">DEFINE <text:span text:style-name="T39">a2</text:span> <text:span text:style-name="T39">a1 + a1 + a1 + a1 + a1</text:span></text:p>
            <text:p text:style-name="P60">DEFINE <text:span text:style-name="T39">a3 a2</text:span> + <text:span text:style-name="T39">a2</text:span> + <text:span text:style-name="T39">a2</text:span> + <text:span text:style-name="T39">a2</text:span> + <text:span text:style-name="T39">a2</text:span></text:p>
            <text:p text:style-name="P60">DEFINE <text:span text:style-name="T39">a4</text:span> <text:span text:style-name="T39">a3</text:span> + <text:span text:style-name="T39">a3</text:span> + <text:span text:style-name="T39">a3</text:span> + <text:span text:style-name="T39">a3</text:span> + <text:span text:style-name="T39">a3</text:span></text:p>
            <text:p text:style-name="P60">DEFINE <text:span text:style-name="T39">a5</text:span> <text:span text:style-name="T39">a4</text:span> + <text:span text:style-name="T39">a4</text:span> + <text:span text:style-name="T39">a4</text:span> + <text:span text:style-name="T39">a4</text:span> + <text:bookmark-end text:name="__DdeLink__861_862306556"/><text:span text:style-name="T39">a4</text:span></text:p>
            <text:p text:style-name="P61">DEFINE a6 a5 + a5 + a5 + a5 + a5</text:p>
          </table:table-cell>
        </table:table-row>
      </table:table>
      <text:p text:style-name="P28"/>
      <text:h text:style-name="P74" text:outline-level="2"><text:bookmark-start text:name="__RefHeading___Toc215_1305415243"/>Comments<text:bookmark-end text:name="__RefHeading___Toc215_1305415243"/></text:h>
      <text:p text:style-name="P18">Comments are immediately discarded during the preprocessing phase of the assembler, and have no effect on the program. However, they are integral to making Chip-8 code readable. For this assembler, comments begin with a semicolon (;) and may be placed anywhere on a line. Other assemblers may use double slash (//) or a pound sign (#) to denote a comment. <text:span text:style-name="T23">Every source file should start with a comment block following this format:</text:span></text:p>
      <text:p text:style-name="P14"/>
      <table:table table:name="Table3" table:style-name="Table3">
        <table:table-column table:style-name="Table3.A"/>
        <table:table-row>
          <table:table-cell table:style-name="Table3.A1" office:value-type="string">
            <text:p text:style-name="P7">; FILE: <text:span text:style-name="T40">Adder.asm</text:span></text:p>
            <text:p text:style-name="P7">; AUTHOR: <text:span text:style-name="T13">Michael Bianconi</text:span></text:p>
            <text:p text:style-name="P7">; CREATED: <text:span text:style-name="T13">12 December 2020</text:span></text:p>
            <text:p text:style-name="P7">; DESCRIPTION: <text:span text:style-name="T40">Performs simple addition based on user input</text:span></text:p>
          </table:table-cell>
        </table:table-row>
      </table:table>
      <text:p text:style-name="P1"/>
      <text:p text:style-name="P22">When commenting subroutines, it may be prudent to place a comment after every instruction. These comments should be structured such that reading only the comments will provide a good overview of what is happening. The following snippet <text:span text:style-name="T20">is</text:span> the main loop of a program that displays all 16 fonts.</text:p>
      <text:p text:style-name="P15"/>
      <table:table table:name="Table4" table:style-name="Table4">
        <table:table-column table:style-name="Table4.A"/>
        <table:table-row>
          <table:table-cell table:style-name="Table4.A1" office:value-type="string">
            <text:p text:style-name="P8">loop:</text:p>
            <text:p text:style-name="P8"><text:s text:c="8"/><text:span text:style-name="T14">SNE</text:span> <text:s text:c="4"/>sprite<text:span text:style-name="T14">I</text:span>ndex, num<text:span text:style-name="T14">S</text:span>prites <text:s/>; If no more sprites,</text:p>
            <text:p text:style-name="P8"><text:s text:c="8"/><text:span text:style-name="T14">JP</text:span> <text:s text:c="5"/>end <text:s text:c="21"/>; <text:span text:style-name="T14">Jump to </text:span>end</text:p>
            <text:p text:style-name="P8"><text:s text:c="8"/><text:span text:style-name="T14">DRW</text:span> <text:s text:c="4"/>x, y, sprite<text:span text:style-name="T14">H</text:span>eight <text:s text:c="6"/>; Else, draw the <text:span text:style-name="T20">current </text:span>sprite</text:p>
            <text:p text:style-name="P8"><text:s text:c="8"/><text:span text:style-name="T14">ADD</text:span> <text:s text:c="4"/>sprite<text:span text:style-name="T14">I</text:span>ndex, <text:span text:style-name="T14">1 <text:s/></text:span><text:s text:c="9"/>; Set sprite<text:span text:style-name="T14">I</text:span>ndex to next sprite</text:p>
            <text:p text:style-name="P8"><text:s text:c="8"/><text:span text:style-name="T14">LD</text:span> <text:s text:c="5"/><text:span text:style-name="T14">F</text:span>, sprite<text:span text:style-name="T14">I</text:span>ndex <text:s text:c="10"/>; Move I to next sprite</text:p>
            <text:p text:style-name="P8"><text:s text:c="8"/><text:span text:style-name="T14">ADD </text:span><text:s text:c="4"/>x, sprite<text:span text:style-name="T14">W</text:span>idth <text:s text:c="10"/>; <text:span text:style-name="T21">G</text:span>o to next column</text:p>
            <text:p text:style-name="P8"><text:s text:c="8"/><text:span text:style-name="T14">SE</text:span> <text:s text:c="5"/>x, display<text:span text:style-name="T14">W</text:span>idth <text:s text:c="9"/>; <text:span text:style-name="T14">If not end of line, </text:span></text:p>
            <text:p text:style-name="P8"><text:s text:c="8"/><text:span text:style-name="T14">JP</text:span> <text:s text:c="5"/>loop <text:s text:c="20"/>; <text:span text:style-name="T14">Go draw the next sprite</text:span></text:p>
            <text:p text:style-name="P8"><text:s text:c="8"/><text:span text:style-name="T14">LD</text:span> <text:s text:c="5"/>x, <text:span text:style-name="T14">0 <text:s text:c="20"/>; Else, set x back to 0</text:span></text:p>
            <text:p text:style-name="P8"><text:s text:c="8"/><text:span text:style-name="T14">ADD</text:span> <text:s text:c="4"/>y, sprite<text:span text:style-name="T14">H</text:span>eight <text:s text:c="9"/>; <text:span text:style-name="T14">Move y down to the next line</text:span></text:p>
            <text:p text:style-name="P8"><text:s text:c="8"/><text:span text:style-name="T14">ADD</text:span> <text:s text:c="4"/>y, <text:span text:style-name="T14">1 <text:s text:c="20"/>; Add 1 pixel of padding</text:span></text:p>
            <text:p text:style-name="P8"><text:s text:c="8"/><text:span text:style-name="T14">JP</text:span> <text:s text:c="5"/>loop <text:s text:c="20"/>; <text:span text:style-name="T14">Go draw the next sprite</text:span></text:p>
          </table:table-cell>
        </table:table-row>
      </table:table>
      <text:p text:style-name="P2"/>
      <text:h text:style-name="P62" text:outline-level="2"/>
      <text:h text:style-name="P76" text:outline-level="2"><text:bookmark-start text:name="__RefHeading___Toc217_1305415243"/>Indentation, Spacing, and Newlines<text:bookmark-end text:name="__RefHeading___Toc217_1305415243"/></text:h>
      <text:p text:style-name="P23">Each label and define should be placed <text:span text:style-name="T3">un-indented</text:span><text:span text:style-name="T7"> on its own line. Instructions should be indented 8 spaces. </text:span><text:span text:style-name="T8">The first operand should be indented another 8 spaces. Operands will be spaced one space apart. Comments should be aligned with each other </text:span><text:span text:style-name="T4">within </text:span><text:span text:style-name="T5">their</text:span><text:span text:style-name="T4"> subroutine</text:span><text:span text:style-name="T8">.</text:span></text:p>
      <table:table table:name="Table6" table:style-name="Table6">
        <table:table-column table:style-name="Table6.A"/>
        <table:table-row>
          <table:table-cell table:style-name="Table6.A1" office:value-type="string">
            <text:p text:style-name="P9">DEFINE <text:s/>current V0 <text:s/>; Holds the current sprite index</text:p>
            <text:p text:style-name="P9">DEFINE <text:s/>x <text:s text:c="6"/>V1 <text:s/>; Where to display sprite (x-axis)</text:p>
            <text:p text:style-name="P9">DEFINE <text:s/>y <text:s text:c="6"/>V2 <text:s/>; Where to display sprite (y-axis)</text:p>
            <text:p text:style-name="P9">DEFINE <text:s/>_ <text:s text:c="6"/>VE <text:s/>; Unused register</text:p>
            <text:p text:style-name="P9"/>
            <text:p text:style-name="P9">start:</text:p>
            <text:p text:style-name="P9"><text:s text:c="8"/>LD <text:s text:c="5"/>F, current <text:s text:c="3"/>; set I to the location of the current sprite</text:p>
            <text:p text:style-name="P9"><text:s text:c="8"/>CLS <text:s text:c="18"/>; clear previous sprite <text:span text:style-name="T18">from screen</text:span></text:p>
            <text:p text:style-name="P9"><text:s text:c="8"/>DRW <text:s text:c="4"/>x, y, 5 <text:s text:c="6"/>; draw new sprite</text:p>
            <text:p text:style-name="P9"><text:s text:c="8"/>ADD <text:s text:c="4"/>current, 1 <text:s text:c="3"/>; advance to next sprite</text:p>
            <text:p text:style-name="P9"><text:s text:c="8"/>SNE <text:s text:c="4"/>current, 0xF <text:s/>; if <text:span text:style-name="T18">looped through all sprites</text:span></text:p>
            <text:p text:style-name="P9"><text:s text:c="8"/>JP <text:s text:c="5"/>end <text:s text:c="10"/>; jump to end</text:p>
            <text:p text:style-name="P9"><text:s text:c="8"/>LD <text:s text:c="5"/>_, K <text:s text:c="9"/>; else wait for key press</text:p>
            <text:p text:style-name="P9"><text:s text:c="8"/>JP <text:s text:c="5"/>start <text:s text:c="8"/>; key was pressed, go to start</text:p>
            <text:p text:style-name="P9"/>
            <text:p text:style-name="P9"/>
            <text:p text:style-name="P9">end:</text:p>
            <text:p text:style-name="P9"><text:s text:c="8"/><text:span text:style-name="T21">SYS <text:s text:c="4"/>0 <text:s text:c="12"/>; Done</text:span></text:p>
          </table:table-cell>
        </table:table-row>
      </table:table>
      <text:p text:style-name="P4"/>
      <text:h text:style-name="P75" text:outline-level="2"><text:bookmark-start text:name="__RefHeading___Toc842_862306556"/>Warnings<text:bookmark-end text:name="__RefHeading___Toc842_862306556"/></text:h>
      <text:p text:style-name="P17">Instructions are 2 bytes long, and always start on an even-numbered memory address. The process of reading the next instruction is:</text:p>
      <text:p text:style-name="P50"/>
      <text:p text:style-name="P51">OP = (MEM[PC] &lt;&lt; 8) | MEM[PC+1]</text:p>
      <text:p text:style-name="P50"/>
      <text:p text:style-name="P24">This has a very important implication: the program counter should always be an even number. However, there is no restriction from jumping the program counter to an odd-numbered address. When this happens, the lower 8 bits of the current instruction, and the upper 8 bits of the next instruction, will bitwise-OR’d together to create an entirely new instruction.</text:p>
      <text:p text:style-name="P24"/>
      <text:h text:style-name="P47" text:outline-level="1"><text:bookmark-start text:name="__RefHeading___Toc856_862306556"/>Additional References<text:bookmark-end text:name="__RefHeading___Toc856_862306556"/></text:h>
      <text:p text:style-name="P42"><text:a xlink:type="simple" xlink:href="https://en.wikipedia.org/wiki/CHIP-8" text:style-name="Internet_20_link" text:visited-style-name="Visited_20_Internet_20_Link"><text:span text:style-name="T24">The Chip-8 Wikipedia page</text:span></text:a></text:p>
      <text:p text:style-name="P42"><text:a xlink:type="simple" xlink:href="http://devernay.free.fr/hacks/chip8/C8TECH10.HTM" text:style-name="Internet_20_link" text:visited-style-name="Visited_20_Internet_20_Link"><text:span text:style-name="T24">Cowgod's Chip-8 Technical Referenc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Ubuntu Mono" svg:font-family="'Ubuntu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1" fo:font-family="Ubuntu"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1" fo:font-family="Ubuntu" style:font-style-name="Regular"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1" fo:font-family="Ubuntu"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9:24:11.369803208</meta:creation-date>
    <meta:editing-duration>P1DT23H52M33S</meta:editing-duration>
    <meta:editing-cycles>6</meta:editing-cycles>
    <meta:generator>LibreOffice/6.0.7.3$Linux_X86_64 LibreOffice_project/00m0$Build-3</meta:generator>
    <dc:date>2021-01-21T17:14:49.196201791</dc:date>
    <meta:document-statistic meta:table-count="10" meta:image-count="0" meta:object-count="0" meta:page-count="15" meta:paragraph-count="286" meta:word-count="2168" meta:character-count="11546" meta:non-whitespace-character-count="8653"/>
  </office:meta>
</office:document-meta>
</file>